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fo:background-color="#FFFFFF"/>
    </style:style>
    <style:style style:name="T2"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3" style:parent-style-name="Normal" style:family="paragraph">
      <style:paragraph-properties fo:margin-top="0.0694in" fo:margin-bottom="0.0694in" fo:line-height="100%" fo:background-color="#FFFFFF"/>
    </style:style>
    <style:style style:name="T4"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5" style:parent-style-name="Normal" style:family="paragraph">
      <style:paragraph-properties fo:margin-top="0.0694in" fo:margin-bottom="0.0694in" fo:line-height="100%" fo:background-color="#FFFFFF"/>
    </style:style>
    <style:style style:name="T6"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7" style:parent-style-name="Normal" style:family="paragraph">
      <style:paragraph-properties fo:margin-top="0.0694in" fo:margin-bottom="0.0694in" fo:line-height="100%" fo:background-color="#FFFFFF"/>
    </style:style>
    <style:style style:name="T8"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9" style:parent-style-name="Normal" style:family="paragraph">
      <style:paragraph-properties fo:margin-top="0.0694in" fo:margin-bottom="0.0694in" fo:line-height="100%" fo:background-color="#FFFFFF"/>
    </style:style>
    <style:style style:name="T1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11" style:parent-style-name="Normal" style:family="paragraph">
      <style:paragraph-properties fo:margin-top="0.0694in" fo:margin-bottom="0.0694in" fo:line-height="100%" fo:background-color="#FFFFFF"/>
    </style:style>
    <style:style style:name="T12"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13" style:parent-style-name="Normal" style:family="paragraph">
      <style:paragraph-properties fo:margin-top="0.0694in" fo:margin-bottom="0.0694in" fo:line-height="100%" fo:background-color="#FFFFFF"/>
    </style:style>
    <style:style style:name="T14"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15" style:parent-style-name="Normal" style:family="paragraph">
      <style:paragraph-properties fo:margin-top="0.0694in" fo:margin-bottom="0.0694in" fo:line-height="100%" fo:background-color="#FFFFFF"/>
    </style:style>
    <style:style style:name="T16"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17" style:parent-style-name="Normal" style:family="paragraph">
      <style:paragraph-properties fo:margin-top="0.0694in" fo:margin-bottom="0.0694in" fo:line-height="100%" fo:background-color="#FFFFFF"/>
    </style:style>
    <style:style style:name="T18"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19" style:parent-style-name="Normal" style:family="paragraph">
      <style:paragraph-properties fo:margin-top="0.0694in" fo:margin-bottom="0.0694in" fo:line-height="100%" fo:background-color="#FFFFFF"/>
    </style:style>
    <style:style style:name="T2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21" style:parent-style-name="Normal" style:family="paragraph">
      <style:paragraph-properties fo:margin-top="0.0694in" fo:margin-bottom="0.0694in" fo:line-height="100%" fo:background-color="#FFFFFF"/>
    </style:style>
    <style:style style:name="T22"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23" style:parent-style-name="Normal" style:family="paragraph">
      <style:paragraph-properties fo:margin-top="0.0694in" fo:margin-bottom="0.0694in" fo:line-height="100%" fo:background-color="#FFFFFF"/>
    </style:style>
    <style:style style:name="T24"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25" style:parent-style-name="Normal" style:family="paragraph">
      <style:paragraph-properties fo:margin-top="0.0694in" fo:margin-bottom="0.0694in" fo:line-height="100%" fo:background-color="#FFFFFF"/>
    </style:style>
    <style:style style:name="T26"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27" style:parent-style-name="Normal" style:family="paragraph">
      <style:paragraph-properties fo:margin-top="0.0694in" fo:margin-bottom="0.0694in" fo:line-height="100%" fo:background-color="#FFFFFF"/>
    </style:style>
    <style:style style:name="T28"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29" style:parent-style-name="Normal" style:family="paragraph">
      <style:paragraph-properties fo:margin-top="0.0694in" fo:margin-bottom="0.0694in" fo:line-height="100%" fo:background-color="#FFFFFF"/>
    </style:style>
    <style:style style:name="T3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31" style:parent-style-name="Normal" style:family="paragraph">
      <style:paragraph-properties fo:margin-top="0.0694in" fo:margin-bottom="0.0694in" fo:line-height="100%" fo:background-color="#FFFFFF"/>
    </style:style>
    <style:style style:name="T32"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33" style:parent-style-name="Normal" style:family="paragraph">
      <style:paragraph-properties fo:margin-top="0.0694in" fo:margin-bottom="0.0694in" fo:line-height="100%" fo:background-color="#FFFFFF"/>
    </style:style>
    <style:style style:name="T34"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35" style:parent-style-name="Normal" style:family="paragraph">
      <style:paragraph-properties fo:margin-top="0.0694in" fo:margin-bottom="0.0694in" fo:line-height="100%" fo:background-color="#FFFFFF"/>
    </style:style>
    <style:style style:name="T36"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37" style:parent-style-name="Normal" style:family="paragraph">
      <style:paragraph-properties fo:margin-top="0.0694in" fo:margin-bottom="0.0694in" fo:line-height="100%" fo:background-color="#FFFFFF"/>
    </style:style>
    <style:style style:name="T38"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39" style:parent-style-name="Normal" style:family="paragraph">
      <style:paragraph-properties fo:margin-top="0.0694in" fo:margin-bottom="0.0694in" fo:line-height="100%" fo:background-color="#FFFFFF"/>
    </style:style>
    <style:style style:name="T4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41" style:parent-style-name="Normal" style:family="paragraph">
      <style:paragraph-properties fo:margin-top="0.0694in" fo:margin-bottom="0.0694in" fo:line-height="100%" fo:background-color="#FFFFFF"/>
    </style:style>
    <style:style style:name="T42"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4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4"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8" style:parent-style-name="Normal" style:family="paragraph">
      <style:paragraph-properties fo:margin-bottom="0.0694in" fo:line-height="100%" fo:background-color="#FFFFFF"/>
    </style:style>
    <style:style style:name="T4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5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2"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5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4" style:parent-style-name="DefaultParagraphFont" style:family="text">
      <style:text-properties style:font-name="Segoe UI" style:font-name-asian="Times New Roman" style:font-name-complex="Segoe UI" fo:font-weight="bold" style:font-weight-asian="bold" style:font-weight-complex="bold" fo:color="#212529" fo:font-size="12pt" style:font-size-asian="12pt" style:font-size-complex="12pt" style:language-asian="es" style:country-asian="AR"/>
    </style:style>
    <style:style style:name="T5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5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9" style:parent-style-name="Normal" style:family="paragraph">
      <style:paragraph-properties fo:margin-bottom="0.0694in" fo:line-height="100%" fo:background-color="#FFFFFF"/>
    </style:style>
    <style:style style:name="T6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1"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6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3" style:parent-style-name="DefaultParagraphFont" style:family="text">
      <style:text-properties style:font-name="Segoe UI" style:font-name-asian="Times New Roman" style:font-name-complex="Segoe UI" fo:font-style="italic" style:font-style-asian="italic" style:font-style-complex="italic" fo:color="#212529" fo:font-size="12pt" style:font-size-asian="12pt" style:font-size-complex="12pt" style:language-asian="es" style:country-asian="AR"/>
    </style:style>
    <style:style style:name="T6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5"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6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8" style:parent-style-name="Normal" style:family="paragraph">
      <style:paragraph-properties fo:margin-bottom="0.0694in" fo:line-height="100%" fo:background-color="#FFFFFF"/>
    </style:style>
    <style:style style:name="T6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3" style:parent-style-name="Normal" style:family="paragraph">
      <style:paragraph-properties fo:margin-bottom="0.0694in" fo:line-height="100%" fo:background-color="#FFFFFF"/>
    </style:style>
    <style:style style:name="T7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8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8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9"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9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93" style:parent-style-name="DefaultParagraphFont" style:family="text">
      <style:text-properties style:font-name="Consolas" style:font-name-asian="Times New Roman" style:font-name-complex="Courier New" fo:color="#BC6060" fo:font-size="10.5pt" style:font-size-asian="10.5pt" style:font-size-complex="10.5pt" style:language-asian="es" style:country-asian="AR"/>
    </style:style>
    <style:style style:name="P9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9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9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8" style:parent-style-name="Normal" style:family="paragraph">
      <style:paragraph-properties fo:margin-bottom="0.0694in" fo:line-height="100%" fo:background-color="#FFFFFF"/>
    </style:style>
    <style:style style:name="T9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2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2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2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2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2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3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3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3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3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3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3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3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3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3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3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4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4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4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4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4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4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4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4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4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4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5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5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5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5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5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5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5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5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5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5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6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6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6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6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6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6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6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6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6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6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7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7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7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7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7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7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7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7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7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7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8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8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8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8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8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8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8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8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8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8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9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9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9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9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9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9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9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9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9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9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0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0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0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0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0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0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0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0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0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0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1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1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1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1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1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1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1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1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1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1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2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2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2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2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2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2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2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2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2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2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3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3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3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3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3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3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3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3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3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3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4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4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4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4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4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4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4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4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4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4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5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5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5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5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5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5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5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5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5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5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6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6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6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6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6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6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6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6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6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6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27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271"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27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7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74" style:parent-style-name="Normal" style:family="paragraph">
      <style:paragraph-properties fo:margin-bottom="0.0694in" fo:line-height="100%" fo:background-color="#FFFFFF"/>
    </style:style>
    <style:style style:name="T27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76"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27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278"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27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8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1"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28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28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28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28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28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28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89"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29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91" style:parent-style-name="Normal" style:family="paragraph">
      <style:paragraph-properties fo:margin-bottom="0.0694in" fo:line-height="100%" fo:background-color="#FFFFFF"/>
    </style:style>
    <style:style style:name="T29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293"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29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295"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29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9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9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29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30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30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0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0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30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30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0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0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1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1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12" style:parent-style-name="Normal" style:family="paragraph">
      <style:paragraph-properties fo:margin-bottom="0in" fo:line-height="100%" fo:background-color="#FFFFFF"/>
    </style:style>
    <style:style style:name="T313"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language-asian="es" style:country-asian="AR"/>
    </style:style>
    <style:style style:name="P314"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315"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31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1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18" style:parent-style-name="Normal" style:family="paragraph">
      <style:paragraph-properties fo:margin-bottom="0.0694in" fo:line-height="100%" fo:background-color="#FFFFFF"/>
    </style:style>
    <style:style style:name="T31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2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32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322" style:parent-style-name="Normal" style:family="paragraph">
      <style:paragraph-properties fo:margin-bottom="0.0694in" fo:line-height="100%" fo:background-color="#FFFFFF"/>
    </style:style>
    <style:style style:name="T32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24"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32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326"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327" style:parent-style-name="Normal" style:family="paragraph">
      <style:paragraph-properties fo:margin-bottom="0.0694in" fo:line-height="100%" fo:background-color="#FFFFFF"/>
    </style:style>
    <style:style style:name="T32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2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33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31"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33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33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3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5"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33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33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33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33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34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34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4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4"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34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34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34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34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350"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351"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35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5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54"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5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5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7"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35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35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6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6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36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6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364"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6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366" style:parent-style-name="Normal" style:family="paragraph">
      <style:paragraph-properties fo:margin-bottom="0.0694in" fo:line-height="100%" fo:background-color="#FFFFFF"/>
    </style:style>
    <style:style style:name="T36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68"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36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370" style:parent-style-name="Normal" style:family="paragraph">
      <style:paragraph-properties fo:margin-bottom="0.0694in" fo:line-height="100%" fo:background-color="#FFFFFF"/>
    </style:style>
    <style:style style:name="T37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72"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37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74" style:parent-style-name="DefaultParagraphFont" style:family="text">
      <style:text-properties style:font-name="Segoe UI" style:font-name-asian="Times New Roman" style:font-name-complex="Segoe UI" fo:font-weight="bold" style:font-weight-asian="bold" style:font-weight-complex="bold" fo:color="#212529" fo:font-size="12pt" style:font-size-asian="12pt" style:font-size-complex="12pt" style:language-asian="es" style:country-asian="AR"/>
    </style:style>
    <style:style style:name="T37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76"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37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378"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37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8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38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383" style:parent-style-name="DefaultParagraphFont" style:family="text">
      <style:text-properties style:font-name="Consolas" style:font-name-asian="Times New Roman" style:font-name-complex="Courier New" fo:color="#78A960" fo:font-size="10.5pt" style:font-size-asian="10.5pt" style:font-size-complex="10.5pt" style:language-asian="es" style:country-asian="AR"/>
    </style:style>
    <style:style style:name="P384"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38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8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87" style:parent-style-name="Normal" style:family="paragraph">
      <style:paragraph-properties fo:margin-bottom="0.0694in" fo:line-height="100%" fo:background-color="#FFFFFF"/>
    </style:style>
    <style:style style:name="T38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89" style:parent-style-name="DefaultParagraphFont" style:family="text">
      <style:text-properties style:font-name="Segoe UI" style:font-name-asian="Times New Roman" style:font-name-complex="Segoe UI" fo:font-weight="bold" style:font-weight-asian="bold" style:font-weight-complex="bold" fo:color="#212529" fo:font-size="12pt" style:font-size-asian="12pt" style:font-size-complex="12pt" style:language-asian="es" style:country-asian="AR"/>
    </style:style>
    <style:style style:name="T39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39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9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9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394" style:parent-style-name="Normal" style:family="paragraph">
      <style:paragraph-properties fo:margin-bottom="0.0694in" fo:line-height="100%" fo:background-color="#FFFFFF"/>
    </style:style>
    <style:style style:name="T39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9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39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39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39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0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0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402" style:parent-style-name="Normal" style:family="paragraph">
      <style:paragraph-properties fo:margin-bottom="0.0694in" fo:line-height="100%" fo:background-color="#FFFFFF"/>
    </style:style>
    <style:style style:name="T40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0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0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40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7"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40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10"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41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1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414" style:parent-style-name="Normal" style:family="paragraph">
      <style:paragraph-properties fo:margin-bottom="0.0694in" fo:line-height="100%" fo:background-color="#FFFFFF"/>
    </style:style>
    <style:style style:name="T41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1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1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1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1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2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2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42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3"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2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2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42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2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8"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42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3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32"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43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3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3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43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3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40"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44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42"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44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4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4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44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48"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44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5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5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52" style:parent-style-name="Normal" style:family="paragraph">
      <style:paragraph-properties fo:margin-bottom="0.0694in" fo:line-height="100%" fo:background-color="#FFFFFF"/>
    </style:style>
    <style:style style:name="T45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5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5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45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5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5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59" style:parent-style-name="Normal" style:family="paragraph">
      <style:paragraph-properties fo:margin-bottom="0.0694in" fo:line-height="100%" fo:background-color="#FFFFFF"/>
    </style:style>
    <style:style style:name="T46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6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6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6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6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6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6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6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46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69"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47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471"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47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47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47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7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7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7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7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8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8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8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8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8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8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8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8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8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9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9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9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9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9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49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49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49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49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01"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50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03"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50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05"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50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0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0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09"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51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1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1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1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1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1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1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19"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2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2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2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2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2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2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2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2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3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3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3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3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3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3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53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39"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54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4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4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44"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54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46" style:parent-style-name="DefaultParagraphFont" style:family="text">
      <style:text-properties style:font-name="Consolas" style:font-name-asian="Times New Roman" style:font-name-complex="Courier New" fo:color="#BC6060" fo:font-size="10.5pt" style:font-size-asian="10.5pt" style:font-size-complex="10.5pt" style:language-asian="es" style:country-asian="AR"/>
    </style:style>
    <style:style style:name="T54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54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4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5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5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52" style:parent-style-name="Normal" style:family="paragraph">
      <style:paragraph-properties fo:margin-bottom="0.0694in" fo:line-height="100%" fo:background-color="#FFFFFF"/>
    </style:style>
    <style:style style:name="T55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5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5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5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5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5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5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6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6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6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6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564"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65" style:parent-style-name="Normal" style:family="paragraph">
      <style:paragraph-properties fo:margin-bottom="0.0694in" fo:line-height="100%" fo:background-color="#FFFFFF"/>
    </style:style>
    <style:style style:name="T56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6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6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56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0"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57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7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7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7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57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7"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57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7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8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58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84"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58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58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58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8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590" style:parent-style-name="Normal" style:family="paragraph">
      <style:paragraph-properties fo:margin-bottom="0.0694in" fo:line-height="100%" fo:background-color="#FFFFFF"/>
    </style:style>
    <style:style style:name="T59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59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59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59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5"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59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9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9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59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0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0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3"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604" style:parent-style-name="Normal" style:family="paragraph">
      <style:paragraph-properties fo:margin-bottom="0.0694in" fo:line-height="100%" fo:background-color="#FFFFFF"/>
    </style:style>
    <style:style style:name="T60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0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07" style:parent-style-name="Normal" style:family="paragraph">
      <style:paragraph-properties fo:margin-bottom="0.0694in" fo:line-height="100%" fo:background-color="#FFFFFF"/>
    </style:style>
    <style:style style:name="T60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0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10"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611" style:parent-style-name="Normal" style:family="paragraph">
      <style:paragraph-properties fo:margin-bottom="0.0694in" fo:line-height="100%" fo:background-color="#FFFFFF"/>
    </style:style>
    <style:style style:name="T61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1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1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15" style:parent-style-name="Normal" style:family="paragraph">
      <style:paragraph-properties fo:margin-bottom="0.0694in" fo:line-height="100%" fo:background-color="#FFFFFF"/>
    </style:style>
    <style:style style:name="T61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17"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61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1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2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1"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62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2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2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62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62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62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29"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63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3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3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34"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3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37"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3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63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41"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64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4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4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4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64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48" style:parent-style-name="Normal" style:family="paragraph">
      <style:paragraph-properties fo:margin-bottom="0.0694in" fo:line-height="100%" fo:background-color="#FFFFFF"/>
    </style:style>
    <style:style style:name="T64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5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5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5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5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54"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65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5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5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58"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65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60" style:parent-style-name="Normal" style:family="paragraph">
      <style:paragraph-properties fo:margin-bottom="0.0694in" fo:line-height="100%" fo:background-color="#FFFFFF"/>
    </style:style>
    <style:style style:name="T66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6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6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6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6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66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68" style:parent-style-name="DefaultParagraphFont" style:family="text">
      <style:text-properties style:font-name="Consolas" style:font-name-asian="Times New Roman" style:font-name-complex="Courier New" fo:color="#BC6060" fo:font-size="10.5pt" style:font-size-asian="10.5pt" style:font-size-complex="10.5pt" style:language-asian="es" style:country-asian="AR"/>
    </style:style>
    <style:style style:name="T66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67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7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67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7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674"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675" style:parent-style-name="Normal" style:family="paragraph">
      <style:paragraph-properties fo:margin-bottom="0.0694in" fo:line-height="100%" fo:background-color="#FFFFFF"/>
    </style:style>
    <style:style style:name="T67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7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7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7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8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8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8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8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8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8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86" style:parent-style-name="Normal" style:family="paragraph">
      <style:paragraph-properties fo:margin-bottom="0.0694in" fo:line-height="100%" fo:background-color="#FFFFFF"/>
    </style:style>
    <style:style style:name="T68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8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68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69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92"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69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694" style:parent-style-name="DefaultParagraphFont" style:family="text">
      <style:text-properties style:font-name="Consolas" style:font-name-asian="Times New Roman" style:font-name-complex="Courier New" fo:color="#BC6060" fo:font-size="10.5pt" style:font-size-asian="10.5pt" style:font-size-complex="10.5pt" style:language-asian="es" style:country-asian="AR"/>
    </style:style>
    <style:style style:name="T69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696" style:parent-style-name="Normal" style:family="paragraph">
      <style:paragraph-properties fo:margin-bottom="0.0694in" fo:line-height="100%" fo:background-color="#FFFFFF"/>
    </style:style>
    <style:style style:name="T69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69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69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0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0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70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04"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70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0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70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70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10"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71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712" style:parent-style-name="Normal" style:family="paragraph">
      <style:paragraph-properties fo:margin-bottom="0.0694in" fo:line-height="100%" fo:background-color="#FFFFFF"/>
    </style:style>
    <style:style style:name="T71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1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1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17"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71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19"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72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2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72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72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25"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72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72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2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72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3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73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33" style:parent-style-name="DefaultParagraphFont" style:family="text">
      <style:text-properties style:font-name="Consolas" style:font-name-asian="Times New Roman" style:font-name-complex="Courier New" fo:color="#BC6060" fo:font-size="10.5pt" style:font-size-asian="10.5pt" style:font-size-complex="10.5pt" style:language-asian="es" style:country-asian="AR"/>
    </style:style>
    <style:style style:name="T73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3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73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737" style:parent-style-name="DefaultParagraphFont" style:family="text">
      <style:text-properties style:font-name="Consolas" style:font-name-asian="Times New Roman" style:font-name-complex="Courier New" fo:color="#BC6060" fo:font-size="10.5pt" style:font-size-asian="10.5pt" style:font-size-complex="10.5pt" style:language-asian="es" style:country-asian="AR"/>
    </style:style>
    <style:style style:name="T73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73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74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41" style:parent-style-name="Normal" style:family="paragraph">
      <style:paragraph-properties fo:margin-bottom="0.0694in" fo:line-height="100%" fo:background-color="#FFFFFF"/>
    </style:style>
    <style:style style:name="T74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4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4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4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4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4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4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4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50" style:parent-style-name="Normal" style:family="paragraph">
      <style:paragraph-properties fo:margin-bottom="0.0694in" fo:line-height="100%" fo:background-color="#FFFFFF"/>
    </style:style>
    <style:style style:name="T75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5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5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5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5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56" style:parent-style-name="Normal" style:family="paragraph">
      <style:paragraph-properties fo:margin-bottom="0.0694in" fo:line-height="100%" fo:background-color="#FFFFFF"/>
    </style:style>
    <style:style style:name="T75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5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5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60" style:parent-style-name="Normal" style:family="paragraph">
      <style:paragraph-properties fo:margin-bottom="0.0694in" fo:line-height="100%" fo:background-color="#FFFFFF"/>
    </style:style>
    <style:style style:name="T76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6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6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6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6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6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6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68" style:parent-style-name="Normal" style:family="paragraph">
      <style:paragraph-properties fo:margin-bottom="0.0694in" fo:line-height="100%" fo:background-color="#FFFFFF"/>
    </style:style>
    <style:style style:name="T76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7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7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7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73" style:parent-style-name="Normal" style:family="paragraph">
      <style:paragraph-properties fo:margin-bottom="0.0694in" fo:line-height="100%" fo:background-color="#FFFFFF"/>
    </style:style>
    <style:style style:name="T77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7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7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7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7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79" style:parent-style-name="Normal" style:family="paragraph">
      <style:paragraph-properties fo:margin-bottom="0.0694in" fo:line-height="100%" fo:background-color="#FFFFFF"/>
    </style:style>
    <style:style style:name="T78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8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82" style:parent-style-name="Normal" style:family="paragraph">
      <style:paragraph-properties fo:margin-bottom="0.0694in" fo:line-height="100%" fo:background-color="#FFFFFF"/>
    </style:style>
    <style:style style:name="T78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8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8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86" style:parent-style-name="Normal" style:family="paragraph">
      <style:paragraph-properties fo:margin-bottom="0.0694in" fo:line-height="100%" fo:background-color="#FFFFFF"/>
    </style:style>
    <style:style style:name="T78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8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8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9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9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79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79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794"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79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9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79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79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79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0"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80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02"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0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0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0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0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09"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1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1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13"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81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1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1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1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1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1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21"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82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23"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2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2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2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2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2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3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1"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83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3"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83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5"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83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37" style:parent-style-name="Normal" style:family="paragraph">
      <style:paragraph-properties fo:margin-bottom="0.0694in" fo:line-height="100%" fo:background-color="#FFFFFF"/>
    </style:style>
    <style:style style:name="T83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39"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84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841"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842" style:parent-style-name="Normal" style:family="paragraph">
      <style:paragraph-properties fo:margin-bottom="0.0694in" fo:line-height="100%" fo:background-color="#FFFFFF"/>
    </style:style>
    <style:style style:name="T84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4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84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4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84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84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9"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85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5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5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5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5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5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5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58"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5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61"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6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6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6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6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86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68"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86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7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72"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7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74"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7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76"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7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78"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7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80"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8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82"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8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884"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88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886" style:parent-style-name="Normal" style:family="paragraph">
      <style:paragraph-properties fo:margin-bottom="0.0694in" fo:line-height="100%" fo:background-color="#FFFFFF"/>
    </style:style>
    <style:style style:name="T88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8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88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89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891" style:parent-style-name="Normal" style:family="paragraph">
      <style:paragraph-properties fo:margin-bottom="0.0694in" fo:line-height="100%" fo:background-color="#FFFFFF"/>
    </style:style>
    <style:style style:name="T89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9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89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895" style:parent-style-name="Normal" style:family="paragraph">
      <style:paragraph-properties fo:margin-bottom="0.0694in" fo:line-height="100%" fo:background-color="#FFFFFF"/>
    </style:style>
    <style:style style:name="T89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89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89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89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90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90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90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90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90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90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07"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90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09"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1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1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1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1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14" style:parent-style-name="Normal" style:family="paragraph">
      <style:paragraph-properties fo:margin-bottom="0.0694in" fo:line-height="100%" fo:background-color="#FFFFFF"/>
    </style:style>
    <style:style style:name="T91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1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1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1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1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2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2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2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2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2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2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2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2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2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2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3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3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93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33"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34"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35"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36"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37" style:parent-style-name="Normal" style:family="paragraph">
      <style:paragraph-properties fo:margin-top="0.0694in" fo:margin-bottom="0.0694in" fo:line-height="100%" fo:background-color="#FFFFFF"/>
    </style:style>
    <style:style style:name="T93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3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4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941" style:parent-style-name="Normal" style:family="paragraph">
      <style:paragraph-properties fo:margin-top="0.0694in" fo:margin-bottom="0.0694in" fo:line-height="100%" fo:background-color="#FFFFFF"/>
    </style:style>
    <style:style style:name="T94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4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4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94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4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4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48" style:parent-style-name="Normal" style:family="paragraph">
      <style:paragraph-properties fo:margin-top="0.0694in" fo:margin-bottom="0.0694in" fo:line-height="100%" fo:background-color="#FFFFFF"/>
    </style:style>
    <style:style style:name="T94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5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951" style:parent-style-name="Normal" style:family="paragraph">
      <style:paragraph-properties fo:margin-top="0.0694in" fo:margin-bottom="0.0694in" fo:line-height="100%" fo:background-color="#FFFFFF"/>
    </style:style>
    <style:style style:name="T95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53"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954"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55"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56"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57"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58" style:parent-style-name="Normal" style:family="paragraph">
      <style:paragraph-properties fo:margin-top="0.0694in" fo:margin-bottom="0.0694in" fo:line-height="100%" fo:background-color="#FFFFFF"/>
    </style:style>
    <style:style style:name="T95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60"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P961"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2"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3"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4"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5"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6"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7"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8"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69"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70"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71"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72"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73"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74"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975" style:parent-style-name="Normal" style:family="paragraph">
      <style:paragraph-properties fo:margin-bottom="0.0694in" fo:line-height="100%" fo:background-color="#FFFFFF"/>
    </style:style>
    <style:style style:name="T97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77"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7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97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98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981"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TableColumn983" style:family="table-column">
      <style:table-column-properties style:column-width="0.5277in"/>
    </style:style>
    <style:style style:name="TableColumn984" style:family="table-column">
      <style:table-column-properties style:column-width="9.0277in"/>
    </style:style>
    <style:style style:name="Table982" style:family="table">
      <style:table-properties style:width="9.5555in" fo:margin-left="0in" table:align="left"/>
    </style:style>
    <style:style style:name="TableRow985" style:family="table-row">
      <style:table-row-properties/>
    </style:style>
    <style:style style:name="TableCell986" style:family="table-cell">
      <style:table-cell-properties fo:border="0.0104in solid #CCCCCC" style:writing-mode="lr-tb" style:vertical-align="middle" fo:padding-top="0.0833in" fo:padding-left="0.1666in" fo:padding-bottom="0.0833in" fo:padding-right="0.1666in"/>
    </style:style>
    <style:style style:name="P987" style:parent-style-name="Normal" style:family="paragraph">
      <style:paragraph-properties fo:margin-top="0.1666in" fo:margin-bottom="0.1666in" fo:line-height="100%"/>
    </style:style>
    <style:style style:name="T988" style:parent-style-name="DefaultParagraphFont" style:family="text">
      <style:text-properties style:font-name="Times New Roman" style:font-name-asian="Times New Roman" style:font-name-complex="Times New Roman" fo:color="#0055FF" fo:font-size="12pt" style:font-size-asian="12pt" style:font-size-complex="12pt" style:text-underline-type="single" style:text-underline-style="solid" style:text-underline-width="auto" style:text-underline-mode="continuous" style:language-asian="es" style:country-asian="AR"/>
    </style:style>
    <style:style style:name="TableCell989" style:family="table-cell">
      <style:table-cell-properties fo:border="0.0104in solid #CCCCCC" style:writing-mode="lr-tb" style:vertical-align="middle" fo:padding-top="0.0833in" fo:padding-left="0.1666in" fo:padding-bottom="0.0833in" fo:padding-right="0.1666in"/>
    </style:style>
    <style:style style:name="P990" style:parent-style-name="Normal" style:family="paragraph">
      <style:paragraph-properties fo:margin-top="0.1666in" fo:margin-bottom="0.1666in" fo:line-height="100%"/>
      <style:text-properties style:font-name="Times New Roman" style:font-name-asian="Times New Roman" style:font-name-complex="Times New Roman" fo:font-size="12pt" style:font-size-asian="12pt" style:font-size-complex="12pt" style:language-asian="es" style:country-asian="AR"/>
    </style:style>
    <style:style style:name="P991" style:parent-style-name="Normal" style:family="paragraph">
      <style:paragraph-properties fo:margin-bottom="0in" fo:line-height="100%" fo:background-color="#FFFFFF"/>
      <style:text-properties style:font-name="Segoe UI" style:font-name-asian="Times New Roman" style:font-name-complex="Segoe UI" text:display="none" fo:color="#212529" fo:font-size="12pt" style:font-size-asian="12pt" style:font-size-complex="12pt" style:language-asian="es" style:country-asian="AR"/>
    </style:style>
    <style:style style:name="TableColumn993" style:family="table-column">
      <style:table-column-properties style:column-width="0.6687in"/>
    </style:style>
    <style:style style:name="TableColumn994" style:family="table-column">
      <style:table-column-properties style:column-width="8.8868in"/>
    </style:style>
    <style:style style:name="Table992" style:family="table">
      <style:table-properties style:width="9.5555in" fo:margin-left="0in" table:align="left"/>
    </style:style>
    <style:style style:name="TableRow995" style:family="table-row">
      <style:table-row-properties/>
    </style:style>
    <style:style style:name="TableCell996" style:family="table-cell">
      <style:table-cell-properties fo:border="0.0104in solid #CCCCCC" style:writing-mode="lr-tb" style:vertical-align="middle" fo:padding-top="0.0833in" fo:padding-left="0.1666in" fo:padding-bottom="0.0833in" fo:padding-right="0.1666in"/>
    </style:style>
    <style:style style:name="P997" style:parent-style-name="Normal" style:family="paragraph">
      <style:paragraph-properties fo:margin-top="0.1666in" fo:margin-bottom="0.1666in" fo:line-height="100%"/>
      <style:text-properties style:font-name="Times New Roman" style:font-name-asian="Times New Roman" style:font-name-complex="Times New Roman" fo:font-size="12pt" style:font-size-asian="12pt" style:font-size-complex="12pt" style:language-asian="es" style:country-asian="AR"/>
    </style:style>
    <style:style style:name="TableCell998" style:family="table-cell">
      <style:table-cell-properties fo:border="0.0104in solid #CCCCCC" style:writing-mode="lr-tb" style:vertical-align="middle" fo:padding-top="0.0833in" fo:padding-left="0.1666in" fo:padding-bottom="0.0833in" fo:padding-right="0.1666in"/>
    </style:style>
    <style:style style:name="P999" style:parent-style-name="Normal" style:family="paragraph">
      <style:paragraph-properties fo:margin-top="0.1666in" fo:margin-bottom="0.1666in" fo:line-height="100%"/>
    </style:style>
    <style:style style:name="T10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s" style:country-asian="AR"/>
    </style:style>
    <style:style style:name="T1001" style:parent-style-name="DefaultParagraphFont" style:family="text">
      <style:text-properties style:font-name="Times New Roman" style:font-name-asian="Times New Roman" style:font-name-complex="Times New Roman" fo:font-style="italic" style:font-style-asian="italic" style:font-style-complex="italic" fo:color="#0055FF" fo:font-size="12pt" style:font-size-asian="12pt" style:font-size-complex="12pt" style:text-underline-type="single" style:text-underline-style="solid" style:text-underline-width="auto" style:text-underline-mode="continuous" style:language-asian="es" style:country-asian="AR"/>
    </style:style>
    <style:style style:name="T10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s" style:country-asian="AR"/>
    </style:style>
    <style:style style:name="T1003" style:parent-style-name="DefaultParagraphFont" style:family="text">
      <style:text-properties style:font-name="Times New Roman" style:font-name-asian="Times New Roman" style:font-name-complex="Times New Roman" fo:font-style="italic" style:font-style-asian="italic" style:font-style-complex="italic" fo:color="#0055FF" fo:font-size="12pt" style:font-size-asian="12pt" style:font-size-complex="12pt" style:text-underline-type="single" style:text-underline-style="solid" style:text-underline-width="auto" style:text-underline-mode="continuous" style:language-asian="es" style:country-asian="AR"/>
    </style:style>
    <style:style style:name="T10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s" style:country-asian="AR"/>
    </style:style>
    <style:style style:name="T1005" style:parent-style-name="DefaultParagraphFont" style:family="text">
      <style:text-properties style:font-name="Times New Roman" style:font-name-asian="Times New Roman" style:font-name-complex="Times New Roman" fo:font-size="12pt" style:font-size-asian="12pt" style:font-size-complex="12pt" style:language-asian="es" style:country-asian="AR"/>
    </style:style>
    <style:style style:name="P100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0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0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09" style:parent-style-name="Normal" style:family="paragraph">
      <style:paragraph-properties fo:margin-bottom="0.0694in" fo:line-height="100%" fo:background-color="#FFFFFF"/>
    </style:style>
    <style:style style:name="T101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1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1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01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1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5"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01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017" style:parent-style-name="Normal" style:family="paragraph">
      <style:paragraph-properties fo:margin-bottom="0.0694in" fo:line-height="100%" fo:background-color="#FFFFFF"/>
    </style:style>
    <style:style style:name="T101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19"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2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2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2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2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2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2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2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02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8" style:parent-style-name="DefaultParagraphFont" style:family="text">
      <style:text-properties style:font-name="Consolas" style:font-name-asian="Times New Roman" style:font-name-complex="Courier New" fo:color="#397300" fo:font-size="10.5pt" style:font-size-asian="10.5pt" style:font-size-complex="10.5pt" style:language-asian="es" style:country-asian="AR"/>
    </style:style>
    <style:style style:name="T102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03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03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2" style:parent-style-name="DefaultParagraphFont" style:family="text">
      <style:text-properties style:font-name="Consolas" style:font-name-asian="Times New Roman" style:font-name-complex="Courier New" fo:color="#397300" fo:font-size="10.5pt" style:font-size-asian="10.5pt" style:font-size-complex="10.5pt" style:language-asian="es" style:country-asian="AR"/>
    </style:style>
    <style:style style:name="T103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03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5" style:parent-style-name="DefaultParagraphFont" style:family="text">
      <style:text-properties style:font-name="Consolas" style:font-name-asian="Times New Roman" style:font-name-complex="Courier New" fo:color="#397300" fo:font-size="10.5pt" style:font-size-asian="10.5pt" style:font-size-complex="10.5pt" style:language-asian="es" style:country-asian="AR"/>
    </style:style>
    <style:style style:name="P103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3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03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40"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104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4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3"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104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4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104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04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49"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105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05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53"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T105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5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P1056"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105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58"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59"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60" style:parent-style-name="Normal" style:family="paragraph">
      <style:paragraph-properties fo:margin-top="0.0694in"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61"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106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6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64" style:parent-style-name="Normal" style:family="paragraph">
      <style:paragraph-properties fo:margin-bottom="0.0694in" fo:line-height="100%" fo:background-color="#FFFFFF"/>
    </style:style>
    <style:style style:name="T106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6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6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68"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106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70"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107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07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07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4"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075"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6"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07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79"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08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081" style:parent-style-name="Normal" style:family="paragraph">
      <style:paragraph-properties fo:margin-bottom="0.0694in" fo:line-height="100%" fo:background-color="#FFFFFF"/>
    </style:style>
    <style:style style:name="T108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83"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84"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085"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086"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08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08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9"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09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1"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109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09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09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5" style:parent-style-name="DefaultParagraphFont" style:family="text">
      <style:text-properties style:font-name="Consolas" style:font-name-asian="Times New Roman" style:font-name-complex="Courier New" fo:color="#1F7199" fo:font-size="10.5pt" style:font-size-asian="10.5pt" style:font-size-complex="10.5pt" style:language-asian="es" style:country-asian="AR"/>
    </style:style>
    <style:style style:name="P109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09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09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0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0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02"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0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04" style:parent-style-name="Normal" style:family="paragraph">
      <style:paragraph-properties fo:margin-bottom="0.0694in" fo:line-height="100%" fo:background-color="#FFFFFF"/>
    </style:style>
    <style:style style:name="T110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06"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07"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08"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0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1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11"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111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11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11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5"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11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7"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11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9"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1120" style:parent-style-name="Normal" style:family="paragraph">
      <style:paragraph-properties fo:margin-bottom="0.0694in" fo:line-height="100%" fo:background-color="#FFFFFF"/>
    </style:style>
    <style:style style:name="T112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22"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2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24"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2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12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44444" fo:font-size="10.5pt" style:font-size-asian="10.5pt" style:font-size-complex="10.5pt" style:language-asian="es" style:country-asian="AR"/>
    </style:style>
    <style:style style:name="P1127"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8"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12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0" style:parent-style-name="DefaultParagraphFont" style:family="text">
      <style:text-properties style:font-name="Consolas" style:font-name-asian="Times New Roman" style:font-name-complex="Courier New" fo:color="#888888" fo:font-size="10.5pt" style:font-size-asian="10.5pt" style:font-size-complex="10.5pt" style:language-asian="es" style:country-asian="AR"/>
    </style:style>
    <style:style style:name="P1131"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2" style:parent-style-name="DefaultParagraphFont" style:family="text">
      <style:text-properties style:font-name="Consolas" style:font-name-asian="Times New Roman" style:font-name-complex="Courier New" fo:font-weight="bold" style:font-weight-asian="bold" style:font-weight-complex="bold" fo:color="#880000" fo:font-size="10.5pt" style:font-size-asian="10.5pt" style:font-size-complex="10.5pt" style:language-asian="es" style:country-asian="AR"/>
    </style:style>
    <style:style style:name="P1133"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34"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35"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3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7"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38"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3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0"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41"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42"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43"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44"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45"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1146"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4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4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49"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5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5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5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5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5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5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58"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6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6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6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6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64"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6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6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6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6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6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7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7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7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7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7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7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7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78"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179" style:parent-style-name="Normal" style:family="paragraph">
      <style:paragraph-properties fo:margin-bottom="0.0694in" fo:line-height="100%" fo:background-color="#FFFFFF"/>
    </style:style>
    <style:style style:name="T118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181"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182"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183"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8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86"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88"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8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90"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9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192"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9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9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96"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197"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198" style:parent-style-name="DefaultParagraphFont" style:family="text">
      <style:text-properties style:font-name="Consolas" style:font-name-asian="Times New Roman" style:font-name-complex="Courier New" fo:color="#880000" fo:font-size="10.5pt" style:font-size-asian="10.5pt" style:font-size-complex="10.5pt" style:language-asian="es" style:country-asian="AR"/>
    </style:style>
    <style:style style:name="T1199"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200" style:parent-style-name="Normal" style:family="paragraph">
      <style:paragraph-properties fo:border-top="0.0104in solid #CCCCCC" fo:border-left="0.0312in solid #999999" fo:border-bottom="0.0104in solid #CCCCCC" fo:border-right="0.0104in solid #CCCCCC" fo:padding="0.0833in" style:shadow="none" fo:margin-bottom="0in" fo:line-height="100%"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1"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202"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203"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T1204" style:parent-style-name="DefaultParagraphFont" style:family="text">
      <style:text-properties style:font-name="Consolas" style:font-name-asian="Times New Roman" style:font-name-complex="Courier New" fo:font-weight="bold" style:font-weight-asian="bold" style:font-weight-complex="bold" fo:color="#444444" fo:font-size="10.5pt" style:font-size-asian="10.5pt" style:font-size-complex="10.5pt" style:language-asian="es" style:country-asian="AR"/>
    </style:style>
    <style:style style:name="T1205" style:parent-style-name="DefaultParagraphFont" style:family="text">
      <style:text-properties style:font-name="Consolas" style:font-name-asian="Times New Roman" style:font-name-complex="Courier New" fo:color="#444444" fo:font-size="10.5pt" style:font-size-asian="10.5pt" style:font-size-complex="10.5pt" style:language-asian="es" style:country-asian="AR"/>
    </style:style>
    <style:style style:name="P1206"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207"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208" style:parent-style-name="Normal" style:family="paragraph">
      <style:paragraph-properties fo:margin-bottom="0.0694in" fo:line-height="100%" fo:background-color="#FFFFFF"/>
    </style:style>
    <style:style style:name="T1209"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10" style:parent-style-name="DefaultParagraphFont" style:family="text">
      <style:text-properties style:font-name="Courier New" style:font-name-asian="Times New Roman" style:font-name-complex="Courier New" fo:color="#E83E8C" fo:font-size="10pt" style:font-size-asian="10pt" style:font-size-complex="10pt" style:language-asian="es" style:country-asian="AR"/>
    </style:style>
    <style:style style:name="T1211"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212" style:parent-style-name="Normal" style:family="paragraph">
      <style:paragraph-properties fo:margin-bottom="0.0694in" fo:line-height="100%" fo:background-color="#FFFFFF"/>
    </style:style>
    <style:style style:name="T1213"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14" style:parent-style-name="DefaultParagraphFont" style:family="text">
      <style:text-properties style:font-name="Segoe UI" style:font-name-asian="Times New Roman" style:font-name-complex="Segoe UI" fo:color="#0055FF" fo:font-size="12pt" style:font-size-asian="12pt" style:font-size-complex="12pt" style:text-underline-type="single" style:text-underline-style="solid" style:text-underline-width="auto" style:text-underline-mode="continuous" style:language-asian="es" style:country-asian="AR"/>
    </style:style>
    <style:style style:name="T1215"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216" style:parent-style-name="Normal" style:family="paragraph">
      <style:paragraph-properties fo:margin-top="0.1666in" fo:margin-bottom="0.1666in" fo:line-height="100%" fo:background-color="#FFFFFF"/>
      <style:text-properties style:font-name="Segoe UI" style:font-name-asian="Times New Roman" style:font-name-complex="Segoe UI" fo:color="#212529" fo:font-size="18pt" style:font-size-asian="18pt" style:font-size-complex="18pt" style:language-asian="es" style:country-asian="AR"/>
    </style:style>
    <style:style style:name="P1217" style:parent-style-name="Normal" style:family="paragraph">
      <style:paragraph-properties fo:margin-bottom="0.0694in" fo:line-height="100%" fo:background-color="#FFFFFF"/>
    </style:style>
    <style:style style:name="T1218"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T1219" style:parent-style-name="DefaultParagraphFont" style:family="text">
      <style:text-properties style:font-name="Segoe UI" style:font-name-asian="Times New Roman" style:font-name-complex="Segoe UI" fo:color="#0055FF" fo:font-size="12pt" style:font-size-asian="12pt" style:font-size-complex="12pt" style:language-asian="es" style:country-asian="AR"/>
    </style:style>
    <style:style style:name="T1220" style:parent-style-name="DefaultParagraphFont" style:family="text">
      <style:text-properties style:font-name="Segoe UI" style:font-name-asian="Times New Roman" style:font-name-complex="Segoe UI" fo:color="#212529" fo:font-size="12pt" style:font-size-asian="12pt" style:font-size-complex="12pt" style:language-asian="es" style:country-asian="AR"/>
    </style:style>
    <style:style style:name="P1221"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language-asian="es" style:country-asian="AR"/>
    </style:style>
    <style:style style:name="P1222" style:parent-style-name="Normal" style:family="paragraph">
      <style:paragraph-properties fo:margin-bottom="0in" fo:line-height="100%" fo:background-color="#FFFFFF"/>
    </style:style>
    <style:style style:name="T1223"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language-asian="es" style:country-asian="AR"/>
    </style:style>
    <style:style style:name="P1224"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25" style:parent-style-name="Normal" style:family="paragraph">
      <style:paragraph-properties fo:margin-bottom="0in" fo:line-height="100%" fo:background-color="#FFFFFF"/>
    </style:style>
    <style:style style:name="T1226"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text-underline-type="single" style:text-underline-style="solid" style:text-underline-width="auto" style:text-underline-mode="continuous" style:language-asian="es" style:country-asian="AR"/>
    </style:style>
    <style:style style:name="P1227"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28" style:parent-style-name="Normal" style:family="paragraph">
      <style:paragraph-properties fo:margin-bottom="0in" fo:line-height="100%" fo:background-color="#FFFFFF"/>
    </style:style>
    <style:style style:name="T1229"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text-underline-type="single" style:text-underline-style="solid" style:text-underline-width="auto" style:text-underline-mode="continuous" style:language-asian="es" style:country-asian="AR"/>
    </style:style>
    <style:style style:name="P1230"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31" style:parent-style-name="Normal" style:family="paragraph">
      <style:paragraph-properties fo:margin-bottom="0in" fo:line-height="100%" fo:background-color="#FFFFFF"/>
    </style:style>
    <style:style style:name="T1232"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text-underline-type="single" style:text-underline-style="solid" style:text-underline-width="auto" style:text-underline-mode="continuous" style:language-asian="es" style:country-asian="AR"/>
    </style:style>
    <style:style style:name="P1233"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34" style:parent-style-name="Normal" style:family="paragraph">
      <style:paragraph-properties fo:margin-bottom="0in" fo:line-height="100%" fo:background-color="#FFFFFF"/>
    </style:style>
    <style:style style:name="T1235"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language-asian="es" style:country-asian="AR"/>
    </style:style>
    <style:style style:name="P1236"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37" style:parent-style-name="Normal" style:family="paragraph">
      <style:paragraph-properties fo:margin-bottom="0in" fo:line-height="100%" fo:background-color="#FFFFFF"/>
    </style:style>
    <style:style style:name="T1238"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language-asian="es" style:country-asian="AR"/>
    </style:style>
    <style:style style:name="P1239"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40" style:parent-style-name="Normal" style:family="paragraph">
      <style:paragraph-properties fo:margin-bottom="0in" fo:line-height="100%" fo:background-color="#FFFFFF"/>
    </style:style>
    <style:style style:name="T1241" style:parent-style-name="DefaultParagraphFont" style:family="text">
      <style:text-properties style:font-name="Segoe UI" style:font-name-asian="Times New Roman" style:font-name-complex="Segoe UI" fo:font-weight="bold" style:font-weight-asian="bold" style:font-weight-complex="bold" fo:color="#000066" fo:font-size="12pt" style:font-size-asian="12pt" style:font-size-complex="12pt" style:text-underline-type="single" style:text-underline-style="solid" style:text-underline-width="auto" style:text-underline-mode="continuous" style:language-asian="es" style:country-asian="AR"/>
    </style:style>
    <style:style style:name="P1242"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style:style style:name="P1243" style:parent-style-name="Normal" style:family="paragraph">
      <style:paragraph-properties fo:margin-bottom="0in" fo:line-height="100%" fo:background-color="#FFFFFF"/>
    </style:style>
    <style:style style:name="T1244" style:parent-style-name="DefaultParagraphFont" style:family="text">
      <style:text-properties style:font-name="Segoe UI" style:font-name-asian="Times New Roman" style:font-name-complex="Segoe UI" fo:font-weight="bold" style:font-weight-asian="bold" style:font-weight-complex="bold" fo:color="#0055FF" fo:font-size="12pt" style:font-size-asian="12pt" style:font-size-complex="12pt" style:text-underline-type="single" style:text-underline-style="solid" style:text-underline-width="auto" style:text-underline-mode="continuous" style:language-asian="es" style:country-asian="AR"/>
    </style:style>
    <style:style style:name="P1245"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212529" fo:font-size="12pt" style:font-size-asian="12pt" style:font-size-complex="12pt" style:language-asian="es" style:country-asian="AR"/>
    </style:style>
  </office:automatic-styles>
  <office:body>
    <office:text text:use-soft-page-breaks="true">
      <text:list text:style-name="LFO1" text:continue-numbering="true">
        <text:list-item>
          <text:p text:style-name="P1"><text:a office:title="What Makes A Valid Variable Name" xlink:href="https://code-examples.net/es/docs/ansible~2.4/playbooks_variables#what-makes-a-valid-variable-name" office:target-frame-name="_top" xlink:show="replace"><text:span text:style-name="T2">Qué hace un nombre de variable válido</text:span></text:a></text:p>
        </text:list-item>
        <text:list-item>
          <text:p text:style-name="P3"><text:a office:title="Variables Defined in Inventory" xlink:href="https://code-examples.net/es/docs/ansible~2.4/playbooks_variables#variables-defined-in-inventory" office:target-frame-name="_top" xlink:show="replace"><text:span text:style-name="T4">Variables definidas en inventario</text:span></text:a></text:p>
        </text:list-item>
        <text:list-item>
          <text:p text:style-name="P5"><text:a office:title="Variables Defined in a Playbook" xlink:href="https://code-examples.net/es/docs/ansible~2.4/playbooks_variables#variables-defined-in-a-playbook" office:target-frame-name="_top" xlink:show="replace"><text:span text:style-name="T6">Variables definidas en una Playbook</text:span></text:a></text:p>
        </text:list-item>
        <text:list-item>
          <text:p text:style-name="P7"><text:a office:title="Variables defined from included files and roles" xlink:href="https://code-examples.net/es/docs/ansible~2.4/playbooks_variables#variables-defined-from-included-files-and-roles" office:target-frame-name="_top" xlink:show="replace"><text:span text:style-name="T8">Variables definidas a partir de archivos y roles incluidos</text:span></text:a></text:p>
        </text:list-item>
        <text:list-item>
          <text:p text:style-name="P9"><text:a office:title="Using Variables: About Jinja2" xlink:href="https://code-examples.net/es/docs/ansible~2.4/playbooks_variables#using-variables-about-jinja2" office:target-frame-name="_top" xlink:show="replace"><text:span text:style-name="T10">Usando variables: Acerca de Jinja2</text:span></text:a></text:p>
        </text:list-item>
        <text:list-item>
          <text:p text:style-name="P11"><text:a office:title="Jinja2 Filters" xlink:href="https://code-examples.net/es/docs/ansible~2.4/playbooks_variables#jinja2-filters" office:target-frame-name="_top" xlink:show="replace"><text:span text:style-name="T12">Filtros Jinja2</text:span></text:a></text:p>
        </text:list-item>
        <text:list-item>
          <text:p text:style-name="P13"><text:a office:title="Hey Wait, A YAML Gotcha" xlink:href="https://code-examples.net/es/docs/ansible~2.4/playbooks_variables#hey-wait-a-yaml-gotcha" office:target-frame-name="_top" xlink:show="replace"><text:span text:style-name="T14">Hola espera, A YAML tengo</text:span></text:a></text:p>
        </text:list-item>
        <text:list-item>
          <text:p text:style-name="P15"><text:a office:title="Information discovered from systems: Facts" xlink:href="https://code-examples.net/es/docs/ansible~2.4/playbooks_variables#information-discovered-from-systems-facts" office:target-frame-name="_top" xlink:show="replace"><text:span text:style-name="T16">Información descubierta de los sistemas: hechos</text:span></text:a></text:p>
        </text:list-item>
        <text:list-item>
          <text:p text:style-name="P17"><text:a office:title="Turning Off Facts" xlink:href="https://code-examples.net/es/docs/ansible~2.4/playbooks_variables#turning-off-facts" office:target-frame-name="_top" xlink:show="replace"><text:span text:style-name="T18">Desactivar los hechos</text:span></text:a></text:p>
        </text:list-item>
        <text:list-item>
          <text:p text:style-name="P19"><text:a office:title="Local Facts (Facts.d)" xlink:href="https://code-examples.net/es/docs/ansible~2.4/playbooks_variables#local-facts-facts-d" office:target-frame-name="_top" xlink:show="replace"><text:span text:style-name="T20">Datos locales (Facts.d)</text:span></text:a></text:p>
        </text:list-item>
        <text:list-item>
          <text:p text:style-name="P21"><text:a office:title="Ansible version" xlink:href="https://code-examples.net/es/docs/ansible~2.4/playbooks_variables#ansible-version" office:target-frame-name="_top" xlink:show="replace"><text:span text:style-name="T22">Versión Ansible</text:span></text:a></text:p>
        </text:list-item>
        <text:list-item>
          <text:p text:style-name="P23"><text:a office:title="Fact Caching" xlink:href="https://code-examples.net/es/docs/ansible~2.4/playbooks_variables#fact-caching" office:target-frame-name="_top" xlink:show="replace"><text:span text:style-name="T24">Almacenamiento en memoria caché</text:span></text:a></text:p>
        </text:list-item>
        <text:list-item>
          <text:p text:style-name="P25"><text:a office:title="Registered Variables" xlink:href="https://code-examples.net/es/docs/ansible~2.4/playbooks_variables#registered-variables" office:target-frame-name="_top" xlink:show="replace"><text:span text:style-name="T26">Variables registradas</text:span></text:a></text:p>
        </text:list-item>
        <text:list-item>
          <text:p text:style-name="P27"><text:a office:title="Accessing Complex Variable Data" xlink:href="https://code-examples.net/es/docs/ansible~2.4/playbooks_variables#accessing-complex-variable-data" office:target-frame-name="_top" xlink:show="replace"><text:span text:style-name="T28">Accediendo a datos variables complejos</text:span></text:a></text:p>
        </text:list-item>
        <text:list-item>
          <text:p text:style-name="P29"><text:a office:title="Magic Variables, and How To Access Information About Other Hosts" xlink:href="https://code-examples.net/es/docs/ansible~2.4/playbooks_variables#magic-variables-and-how-to-access-information-about-other-hosts" office:target-frame-name="_top" xlink:show="replace"><text:span text:style-name="T30">Variables mágicas y cómo acceder a información sobre otros hosts</text:span></text:a></text:p>
        </text:list-item>
        <text:list-item>
          <text:p text:style-name="P31"><text:a office:title="Variable File Separation" xlink:href="https://code-examples.net/es/docs/ansible~2.4/playbooks_variables#variable-file-separation" office:target-frame-name="_top" xlink:show="replace"><text:span text:style-name="T32">Separación de archivos variables</text:span></text:a></text:p>
        </text:list-item>
        <text:list-item>
          <text:p text:style-name="P33"><text:a office:title="Passing Variables On The Command Line" xlink:href="https://code-examples.net/es/docs/ansible~2.4/playbooks_variables#passing-variables-on-the-command-line" office:target-frame-name="_top" xlink:show="replace"><text:span text:style-name="T34">Pasar variables en la línea de comando</text:span></text:a></text:p>
        </text:list-item>
        <text:list-item>
          <text:p text:style-name="P35"><text:a office:title="Variable Precedence: Where Should I Put A Variable?" xlink:href="https://code-examples.net/es/docs/ansible~2.4/playbooks_variables#variable-precedence-where-should-i-put-a-variable" office:target-frame-name="_top" xlink:show="replace"><text:span text:style-name="T36">Precedencia variable: ¿Dónde debería poner una variable?</text:span></text:a></text:p>
        </text:list-item>
        <text:list-item>
          <text:p text:style-name="P37"><text:a office:title="Variable Scopes" xlink:href="https://code-examples.net/es/docs/ansible~2.4/playbooks_variables#variable-scopes" office:target-frame-name="_top" xlink:show="replace"><text:span text:style-name="T38">Ámbitos variables</text:span></text:a></text:p>
        </text:list-item>
        <text:list-item>
          <text:p text:style-name="P39"><text:a office:title="Variable Examples" xlink:href="https://code-examples.net/es/docs/ansible~2.4/playbooks_variables#variable-examples" office:target-frame-name="_top" xlink:show="replace"><text:span text:style-name="T40">Ejemplos de Variables</text:span></text:a></text:p>
        </text:list-item>
        <text:list-item>
          <text:p text:style-name="P41"><text:a office:title="Advanced Syntax" xlink:href="https://code-examples.net/es/docs/ansible~2.4/playbooks_variables#advanced-syntax" office:target-frame-name="_top" xlink:show="replace"><text:span text:style-name="T42">Sintaxis avanzada</text:span></text:a></text:p>
        </text:list-item>
      </text:list>
      <text:p text:style-name="P43">Si bien la automatización existe para facilitar la repetición de las cosas, es probable que todos sus sistemas no sean exactamente iguales.</text:p>
      <text:p text:style-name="P44">En algunos sistemas, es posible que desee establecer algún comportamiento o configuración que sea ligeramente diferente de los demás.</text:p>
      <text:p text:style-name="P45">Además, es posible que algunos de los comportamientos observados o el estado de los sistemas remotos deban influir en la forma de configurar esos sistemas. (Por ejemplo, puede que necesite averiguar la dirección IP de un sistema e incluso usarla como valor de configuración en otro sistema).</text:p>
      <text:p text:style-name="P46">Es posible que tenga algunas plantillas para archivos de configuración que son en su mayoría iguales, pero ligeramente diferentes en función de esas variables.</text:p>
      <text:p text:style-name="P47">Las variables en Ansible son cómo manejamos las diferencias entre sistemas.</text:p>
      <text:p text:style-name="P48"><text:span text:style-name="T49">Para comprender las variables, también querrá profundizar en </text:span><text:a office:title="Condicionales" xlink:href="https://code-examples.net/es/docs/ansible~2.4/playbooks_conditionals" office:target-frame-name="_top" xlink:show="replace"><text:span text:style-name="T50">Conditionals</text:span></text:a><text:span text:style-name="T51"> y </text:span><text:a office:title="Bucles" xlink:href="https://code-examples.net/es/docs/ansible~2.4/playbooks_loops" office:target-frame-name="_top" xlink:show="replace"><text:span text:style-name="T52">Loops</text:span></text:a><text:span text:style-name="T53"> . Cosas útiles como el módulo </text:span><text:span text:style-name="T54">group_by</text:span><text:span text:style-name="T55"> y </text:span><text:span text:style-name="T56">when</text:span><text:span text:style-name="T57"> conditional también se pueden usar con variables y para ayudar a gestionar las diferencias entre sistemas.</text:span></text:p>
      <text:soft-page-break/>
      <text:p text:style-name="P58">Se recomienda encarecidamente consultar el repositorio ansible-examples github para ver muchos ejemplos de variables utilizadas.</text:p>
      <text:p text:style-name="P59"><text:span text:style-name="T60">Para obtener consejos sobre mejores prácticas, consulte </text:span><text:a office:title="Variables and Vaults" xlink:href="https://code-examples.net/es/docs/ansible~2.4/playbooks_best_practices#best-practices-for-variables-and-vaults" office:target-frame-name="_top" xlink:show="replace"><text:span text:style-name="T61">Variables y bóvedas</text:span></text:a><text:span text:style-name="T62"> en el capítulo </text:span><text:span text:style-name="T63">Prácticas</text:span><text:span text:style-name="T64"> recomendadas.</text:span></text:p>
      <text:p text:style-name="P65">Qué hace un nombre de variable válido</text:p>
      <text:p text:style-name="P66">Antes de comenzar a usar variables, es importante saber cuáles son los nombres de variable válidos.</text:p>
      <text:p text:style-name="P67">Los nombres de las variables deben ser letras, números y guiones bajos. Las variables siempre deben comenzar con una letra.</text:p>
      <text:p text:style-name="P68"><text:span text:style-name="T69">foo_port</text:span><text:span text:style-name="T70"> es una gran variable. </text:span><text:span text:style-name="T71">foo5</text:span><text:span text:style-name="T72"> está bien también.</text:span></text:p>
      <text:p text:style-name="P73"><text:span text:style-name="T74">foo-port</text:span><text:span text:style-name="T75"> , </text:span><text:span text:style-name="T76">foo port</text:span><text:span text:style-name="T77"> , </text:span><text:span text:style-name="T78">foo.port</text:span><text:span text:style-name="T79"> y </text:span><text:span text:style-name="T80">12</text:span><text:span text:style-name="T81"> no son nombres de variable válidos.</text:span></text:p>
      <text:p text:style-name="P82">YAML también admite diccionarios que asignan claves a valores. Por ejemplo:</text:p>
      <text:p text:style-name="P83">foo:</text:p>
      <text:p text:style-name="P84"><text:span text:style-name="T85"><text:s text:c="2"/>field1:<text:s/></text:span><text:span text:style-name="T86">one</text:span></text:p>
      <text:p text:style-name="P87"><text:span text:style-name="T88"><text:s text:c="2"/>field2:<text:s/></text:span><text:span text:style-name="T89">two</text:span></text:p>
      <text:p text:style-name="P90">A continuación, puede hacer referencia a un campo específico en el diccionario mediante la notación de corchetes o la notación de puntos:</text:p>
      <text:p text:style-name="P91"><text:span text:style-name="T92">foo</text:span><text:span text:style-name="T93">['field1']</text:span></text:p>
      <text:p text:style-name="P94"><text:span text:style-name="T95">foo</text:span><text:span text:style-name="T96">.field1</text:span></text:p>
      <text:p text:style-name="P97">Ambos harán referencia al mismo valor ("uno"). Sin embargo, si elige utilizar notación de puntos, tenga en cuenta que algunas teclas pueden causar problemas porque colisionan con los atributos y métodos de los diccionarios de Python. Debe usar la notación de corchetes en lugar de la notación de puntos si usa las teclas que comienzan y terminan con dos guiones bajos (que están reservados para significados especiales en python) o son cualquiera de los atributos públicos conocidos:</text:p>
      <text:p text:style-name="P98"><text:span text:style-name="T99">add</text:span><text:span text:style-name="T100"> , </text:span><text:span text:style-name="T101">append</text:span><text:span text:style-name="T102"> , </text:span><text:span text:style-name="T103">as_integer_ratio</text:span><text:span text:style-name="T104"> , </text:span><text:span text:style-name="T105">bit_length</text:span><text:span text:style-name="T106"> , </text:span><text:span text:style-name="T107">capitalize</text:span><text:span text:style-name="T108"> , </text:span><text:span text:style-name="T109">center</text:span><text:span text:style-name="T110"> , </text:span><text:span text:style-name="T111">clear</text:span><text:span text:style-name="T112"> , </text:span><text:span text:style-name="T113">conjugate</text:span><text:span text:style-name="T114"> , </text:span><text:span text:style-name="T115">copy</text:span><text:span text:style-name="T116"> , </text:span><text:span text:style-name="T117">count</text:span><text:span text:style-name="T118"> , </text:span><text:span text:style-name="T119">decode</text:span><text:span text:style-name="T120"> , </text:span><text:span text:style-name="T121">denominator</text:span><text:span text:style-name="T122"> , </text:span><text:span text:style-name="T123">difference</text:span><text:span text:style-name="T124"> , </text:span><text:span text:style-name="T125">difference_update</text:span><text:span text:style-name="T126"> , </text:span><text:span text:style-name="T127">discard</text:span><text:span text:style-name="T128"> , </text:span><text:span text:style-name="T129">encode</text:span><text:span text:style-name="T130"> , </text:span><text:span text:style-name="T131">endswith</text:span><text:span text:style-name="T132"> , </text:span><text:span text:style-name="T133">expandtabs</text:span><text:span text:style-name="T134"> , </text:span><text:span text:style-name="T135">extend</text:span><text:span text:style-name="T136"> , </text:span><text:span text:style-name="T137">find</text:span><text:span text:style-name="T138"> , </text:span><text:span text:style-name="T139">format</text:span><text:span text:style-name="T140"> , </text:span><text:span text:style-name="T141">fromhex</text:span><text:span text:style-name="T142"> , </text:span><text:span text:style-name="T143">fromkeys</text:span><text:span text:style-name="T144"> , </text:span><text:span text:style-name="T145">get</text:span><text:span text:style-name="T146"> , </text:span><text:span text:style-name="T147">has_key</text:span><text:span text:style-name="T148"> , </text:span><text:span text:style-name="T149">hex</text:span><text:span text:style-name="T150"> , </text:span><text:span text:style-name="T151">imag</text:span><text:span text:style-name="T152"> , </text:span><text:span text:style-name="T153">index</text:span><text:span text:style-name="T154"> , </text:span><text:span text:style-name="T155">insert</text:span><text:span text:style-name="T156"> , </text:span><text:span text:style-name="T157">intersection</text:span><text:span text:style-name="T158"> , </text:span><text:span text:style-name="T159">intersection_update</text:span><text:span text:style-name="T160"> , </text:span><text:span text:style-name="T161">isalnum</text:span><text:span text:style-name="T162"> , </text:span><text:span text:style-name="T163">isalpha</text:span><text:span text:style-name="T164"> , </text:span><text:span text:style-name="T165">isdecimal</text:span><text:span text:style-name="T166"> , </text:span><text:span text:style-name="T167">isdigit</text:span><text:span text:style-name="T168"> , </text:span><text:span text:style-name="T169">isdisjoint</text:span><text:span text:style-name="T170"> , </text:span><text:span text:style-name="T171">is_integer</text:span><text:span text:style-name="T172"> , </text:span><text:span text:style-name="T173">islower</text:span><text:span text:style-name="T174"> , </text:span><text:span text:style-name="T175">isnumeric</text:span><text:span text:style-name="T176"> , </text:span><text:span text:style-name="T177">isspace</text:span><text:span text:style-name="T178"> , </text:span><text:span text:style-name="T179">issubset</text:span><text:span text:style-name="T180"> , </text:span><text:span text:style-name="T181">issuperset</text:span><text:span text:style-name="T182"> , </text:span><text:span text:style-name="T183">istitle</text:span><text:span text:style-name="T184"> , </text:span><text:span text:style-name="T185">isupper</text:span><text:span text:style-name="T186"> , </text:span><text:span text:style-name="T187">items</text:span><text:span text:style-name="T188"> , </text:span><text:span text:style-name="T189">iteritems</text:span><text:span text:style-name="T190"> , </text:span><text:span text:style-name="T191">iterkeys</text:span><text:span text:style-name="T192"> , </text:span><text:span text:style-name="T193">itervalues</text:span><text:span text:style-name="T194"> , </text:span><text:span text:style-name="T195">join</text:span><text:span text:style-name="T196"> , </text:span><text:span text:style-name="T197">keys</text:span><text:span text:style-name="T198"> , </text:span><text:span text:style-name="T199">ljust</text:span><text:span text:style-name="T200"> , </text:span><text:span text:style-name="T201">lower</text:span><text:span text:style-name="T202"> , </text:span><text:span text:style-name="T203">lstrip</text:span><text:span text:style-name="T204"> , </text:span><text:span text:style-name="T205">numerator</text:span><text:span text:style-name="T206"> , </text:span><text:span text:style-name="T207">partition</text:span><text:span text:style-name="T208"> , </text:span><text:span text:style-name="T209">pop</text:span><text:span text:style-name="T210"> , </text:span><text:span text:style-name="T211">popitem</text:span><text:span text:style-name="T212"> , </text:span><text:span text:style-name="T213">real</text:span><text:span text:style-name="T214"> , </text:span><text:span text:style-name="T215">remove</text:span><text:span text:style-name="T216"> , </text:span><text:span text:style-name="T217">replace</text:span><text:span text:style-name="T218"> , </text:span><text:span text:style-name="T219">reverse</text:span><text:span text:style-name="T220"> , </text:span><text:span text:style-name="T221">rfind</text:span><text:span text:style-name="T222"> , </text:span><text:span text:style-name="T223">rindex</text:span><text:span text:style-name="T224"> , </text:span><text:span text:style-name="T225">rjust</text:span><text:soft-page-break/><text:span text:style-name="T226"> , </text:span><text:span text:style-name="T227">rpartition</text:span><text:span text:style-name="T228"> , </text:span><text:span text:style-name="T229">rsplit</text:span><text:span text:style-name="T230"> , </text:span><text:span text:style-name="T231">rstrip</text:span><text:span text:style-name="T232"> , </text:span><text:span text:style-name="T233">setdefault</text:span><text:span text:style-name="T234"> , </text:span><text:span text:style-name="T235">sort</text:span><text:span text:style-name="T236"> , </text:span><text:span text:style-name="T237">split</text:span><text:span text:style-name="T238"> , </text:span><text:span text:style-name="T239">splitlines</text:span><text:span text:style-name="T240"> , </text:span><text:span text:style-name="T241">startswith</text:span><text:span text:style-name="T242"> , </text:span><text:span text:style-name="T243">strip</text:span><text:span text:style-name="T244"> , </text:span><text:span text:style-name="T245">swapcase</text:span><text:span text:style-name="T246"> , </text:span><text:span text:style-name="T247">symmetric_difference</text:span><text:span text:style-name="T248"> , </text:span><text:span text:style-name="T249">symmetric_difference_update</text:span><text:span text:style-name="T250"> , </text:span><text:span text:style-name="T251">title</text:span><text:span text:style-name="T252"> , </text:span><text:span text:style-name="T253">translate</text:span><text:span text:style-name="T254"> , </text:span><text:span text:style-name="T255">union</text:span><text:span text:style-name="T256"> , </text:span><text:span text:style-name="T257">update</text:span><text:span text:style-name="T258"> , </text:span><text:span text:style-name="T259">upper</text:span><text:span text:style-name="T260"> , </text:span><text:span text:style-name="T261">values</text:span><text:span text:style-name="T262"> , </text:span><text:span text:style-name="T263">viewitems</text:span><text:span text:style-name="T264"> , </text:span><text:span text:style-name="T265">viewkeys</text:span><text:span text:style-name="T266"> , </text:span><text:span text:style-name="T267">viewvalues</text:span><text:span text:style-name="T268"> , </text:span><text:span text:style-name="T269">zfill</text:span><text:span text:style-name="T270"> .</text:span></text:p>
      <text:p text:style-name="P271">Variables definidas en inventario</text:p>
      <text:p text:style-name="P272">De hecho, ya hemos cubierto mucho sobre las variables en otra sección, hasta ahora esto no debería ser terriblemente nuevo, sino un poco refrescante.</text:p>
      <text:p text:style-name="P273">A menudo querrá establecer variables en función de los grupos en los que se encuentra la máquina. Por ejemplo, quizás las máquinas de Boston quieran usar 'boston.ntp.example.com' como servidor NTP.</text:p>
      <text:p text:style-name="P274"><text:span text:style-name="T275">Vea el documento de </text:span><text:a office:title="Inventario" xlink:href="https://code-examples.net/es/docs/ansible~2.4/intro_inventory" office:target-frame-name="_top" xlink:show="replace"><text:span text:style-name="T276">Inventory</text:span></text:a><text:span text:style-name="T277"> de varias maneras sobre cómo definir las variables en el inventario.</text:span></text:p>
      <text:p text:style-name="P278">Variables definidas en una Playbook</text:p>
      <text:p text:style-name="P279">En un libro de jugadas, es posible definir variables directamente en línea así:</text:p>
      <text:p text:style-name="P280"><text:span text:style-name="T281">-</text:span><text:span text:style-name="T282"><text:s/></text:span><text:span text:style-name="T283">hosts: webservers</text:span></text:p>
      <text:p text:style-name="P284"><text:s text:c="2"/>vars:</text:p>
      <text:p text:style-name="P285"><text:span text:style-name="T286"><text:s text:c="4"/>http_port:<text:s/></text:span><text:span text:style-name="T287">80</text:span></text:p>
      <text:p text:style-name="P288">Esto puede ser bueno ya que está ahí cuando estás leyendo el libro de jugadas.</text:p>
      <text:p text:style-name="P289">Variables definidas a partir de archivos y roles incluidos</text:p>
      <text:p text:style-name="P290">Resulta que ya hemos hablado de variables en otro lugar también.</text:p>
      <text:p text:style-name="P291"><text:span text:style-name="T292">Como se describe en </text:span><text:a xlink:href="https://code-examples.net/es/docs/ansible~2.4/playbooks_reuse_roles" office:target-frame-name="_top" xlink:show="replace"><text:span text:style-name="T293">Roles</text:span></text:a><text:span text:style-name="T294"> , las variables también se pueden incluir en el libro de jugadas a través de archivos de inclusión, que pueden o no ser parte de un "Papel de respuesta". Se prefiere el uso de roles, ya que proporciona un buen sistema de organización.</text:span></text:p>
      <text:p text:style-name="P295">Usando variables: Acerca de Jinja2</text:p>
      <text:p text:style-name="P296">Es lo suficientemente bueno para saber cómo definir variables, pero ¿cómo las usa?</text:p>
      <text:p text:style-name="P297">Ansible te permite hacer referencia a las variables en tus libros de jugadas usando el sistema de plantillas Jinja2. Si bien puedes hacer muchas cosas<text:s/><text:soft-page-break/>complejas en Jinja, solo lo básico es lo que realmente necesitas aprender al principio.</text:p>
      <text:p text:style-name="P298">Por ejemplo, en una plantilla simple, puede hacer algo como:</text:p>
      <text:p text:style-name="P299"><text:span text:style-name="T300">My<text:s/></text:span><text:span text:style-name="T301">amp goes to {{ max_amp_value }}</text:span></text:p>
      <text:p text:style-name="P302">Y eso proporcionará la forma más básica de sustitución variable.</text:p>
      <text:p text:style-name="P303">Esto también es válido directamente en los libros de jugadas, y ocasionalmente querrás hacer cosas como:</text:p>
      <text:p text:style-name="P304"><text:span text:style-name="T305">template</text:span><text:span text:style-name="T306">: src=foo.cfg.j2 dest={{ remote_install_path }}/foo.cfg</text:span></text:p>
      <text:p text:style-name="P307">En el ejemplo anterior, usamos una variable para ayudar a decidir dónde colocar un archivo.</text:p>
      <text:p text:style-name="P308">Dentro de una plantilla, automáticamente tiene acceso a todas las variables que están en el alcance de un host. En realidad, es más que eso: también puede leer variables sobre otros hosts. Mostraremos cómo hacerlo en un momento.</text:p>
      <text:p text:style-name="P309">Nota</text:p>
      <text:p text:style-name="P310">ansible permite bucles y condicionales de Jinja2 en plantillas, pero en los libros de jugadas, no los usamos. Los libros de jugadas Ansible son YAML puramente máquina-analizables. Esta es una característica bastante importante ya que significa que es posible codificar-generar partes de archivos, o tener otras herramientas de ecosistema leyendo archivos Ansible. No todo el mundo lo necesitará, pero puede desbloquear posibilidades.</text:p>
      <text:p text:style-name="P311">Ver también</text:p>
      <text:p text:style-name="P312"><text:a xlink:href="https://code-examples.net/es/docs/ansible~2.4/playbooks_templating" office:target-frame-name="_top" xlink:show="replace"><text:span text:style-name="T313">Templating (Jinja2)</text:span></text:a></text:p>
      <text:p text:style-name="P314">Más información sobre la plantilla de Jinja2</text:p>
      <text:p text:style-name="P315">Filtros Jinja2</text:p>
      <text:p text:style-name="P316">Nota</text:p>
      <text:p text:style-name="P317">Estas son características utilizadas con poca frecuencia. Úselos si se ajustan a un caso de uso que tenga, pero este es un conocimiento opcional.</text:p>
      <text:p text:style-name="P318"><text:span text:style-name="T319">Los filtros en Jinja2 son una forma de transformar expresiones de plantilla de un tipo de datos a otro. Jinja2 se envía con muchos de estos. Vea los </text:span><text:a office:title="builtin filters" xlink:href="http://jinja.pocoo.org/docs/templates/#builtin-filters" office:target-frame-name="_top" xlink:show="replace"><text:span text:style-name="T320">filtros integrados</text:span></text:a><text:span text:style-name="T321"> en la documentación oficial de la plantilla de Jinja2.</text:span></text:p>
      <text:soft-page-break/>
      <text:p text:style-name="P322"><text:span text:style-name="T323">Además de esos, Ansible suministra muchos más. Consulte el documento </text:span><text:a office:title="Filtros" xlink:href="https://code-examples.net/es/docs/ansible~2.4/playbooks_filters" office:target-frame-name="_top" xlink:show="replace"><text:span text:style-name="T324">Filters</text:span></text:a><text:span text:style-name="T325"> para obtener una lista de filtros disponibles y una guía de uso de ejemplo.</text:span></text:p>
      <text:p text:style-name="P326">Hola espera, A YAML tengo</text:p>
      <text:p text:style-name="P327"><text:span text:style-name="T328">La sintaxis de YAML requiere que si comienza un valor con </text:span><text:span text:style-name="T329">{{ foo }}</text:span><text:span text:style-name="T330"> cite toda la línea, ya que quiere asegurarse de que no está intentando iniciar un diccionario de YAML. Esto está cubierto en la página de </text:span><text:a office:title="YAML Syntax" xlink:href="https://code-examples.net/es/docs/ansible~2.4/yamlsyntax" office:target-frame-name="_top" xlink:show="replace"><text:span text:style-name="T331">sintaxis de YAML</text:span></text:a><text:span text:style-name="T332"> .</text:span></text:p>
      <text:p text:style-name="P333">Esto no funcionará:</text:p>
      <text:p text:style-name="P334"><text:span text:style-name="T335">-</text:span><text:span text:style-name="T336"><text:s/></text:span><text:span text:style-name="T337">hosts: app_servers</text:span></text:p>
      <text:p text:style-name="P338"><text:s text:c="2"/>vars:</text:p>
      <text:p text:style-name="P339"><text:span text:style-name="T340"><text:s text:c="6"/>app_path:<text:s/></text:span><text:span text:style-name="T341">{{ base_path }}/22</text:span></text:p>
      <text:p text:style-name="P342">Hazlo así y estarás bien:</text:p>
      <text:p text:style-name="P343"><text:span text:style-name="T344">-</text:span><text:span text:style-name="T345"><text:s/></text:span><text:span text:style-name="T346">hosts: app_servers</text:span></text:p>
      <text:p text:style-name="P347"><text:s text:c="2"/>vars:</text:p>
      <text:p text:style-name="P348"><text:span text:style-name="T349"><text:s text:c="7"/>app_path:<text:s/></text:span><text:span text:style-name="T350">"{{ base_path }}/22"</text:span></text:p>
      <text:p text:style-name="P351">Información descubierta de los sistemas: hechos</text:p>
      <text:p text:style-name="P352">Hay otros lugares donde pueden provenir variables, pero estos son un tipo de variable que se descubren, no establecidos por el usuario.</text:p>
      <text:p text:style-name="P353">Los hechos son información derivada de hablar con sus sistemas remotos.</text:p>
      <text:p text:style-name="P354">Un ejemplo de esto podría ser la dirección IP del host remoto, o lo que es el sistema operativo.</text:p>
      <text:p text:style-name="P355">Para ver qué información está disponible, intente lo siguiente:</text:p>
      <text:p text:style-name="P356"><text:span text:style-name="T357">ansible</text:span><text:span text:style-name="T358"><text:s/>hostname -m setup</text:span></text:p>
      <text:p text:style-name="P359">Esto devolverá una gran cantidad de datos variables, que pueden verse así, tomados de Ansible 1.4 en un sistema Ubuntu 12.04</text:p>
      <text:p text:style-name="P360">En el ejemplo anterior, el modelo del primer disco duro se puede referenciar en una plantilla o libro de estrategias como:</text:p>
      <text:p text:style-name="P361">{{ ansible_devices.sda.model }}</text:p>
      <text:p text:style-name="P362">Del mismo modo, el nombre de host como el sistema informa es:</text:p>
      <text:soft-page-break/>
      <text:p text:style-name="P363">{{ ansible_nodename }}</text:p>
      <text:p text:style-name="P364">y el nombre de host no calificado muestra la cadena antes del primer período (.):</text:p>
      <text:p text:style-name="P365">{{ ansible_hostname }}</text:p>
      <text:p text:style-name="P366"><text:span text:style-name="T367">Los hechos se utilizan con frecuencia en condicionales (ver </text:span><text:a office:title="Condicionales" xlink:href="https://code-examples.net/es/docs/ansible~2.4/playbooks_conditionals" office:target-frame-name="_top" xlink:show="replace"><text:span text:style-name="T368">Conditionals</text:span></text:a><text:span text:style-name="T369"> ) y también en plantillas.</text:span></text:p>
      <text:p text:style-name="P370"><text:span text:style-name="T371">Los datos también se pueden usar para crear grupos de hosts dinámicos que coincidan con determinados criterios, consulte la documentación </text:span><text:a office:title="About Modules" xlink:href="https://code-examples.net/es/docs/ansible~2.4/modules" office:target-frame-name="_top" xlink:show="replace"><text:span text:style-name="T372">Acerca de los módulos</text:span></text:a><text:span text:style-name="T373"> en </text:span><text:span text:style-name="T374">group_by</text:span><text:span text:style-name="T375"> para obtener más información, así como en las declaraciones condicionales generalizadas, como se explica en el capítulo de </text:span><text:a xlink:href="https://code-examples.net/es/docs/ansible~2.4/playbooks_conditionals" office:target-frame-name="_top" xlink:show="replace"><text:span text:style-name="T376">Conditionals</text:span></text:a><text:span text:style-name="T377"> .</text:span></text:p>
      <text:p text:style-name="P378">Desactivar los hechos</text:p>
      <text:p text:style-name="P379">Si sabe que no necesita ningún dato de datos sobre sus servidores y sabe todo sobre sus sistemas de forma centralizada, puede desactivar la recopilación de datos. Esto tiene ventajas para escalar Ansible en modo push con un gran número de sistemas, principalmente, o si usa Ansible en plataformas experimentales. En cualquier jugada, solo haz esto:</text:p>
      <text:p text:style-name="P380">- hosts: whatever</text:p>
      <text:p text:style-name="P381"><text:span text:style-name="T382"><text:s text:c="2"/>gather_facts:<text:s/></text:span><text:span text:style-name="T383">no</text:span></text:p>
      <text:p text:style-name="P384">Datos locales (Facts.d)</text:p>
      <text:p text:style-name="P385">Nuevo en la versión 1.3.</text:p>
      <text:p text:style-name="P386">Como se discutió en el capítulo de libros de jugadas, los hechos de Ansible son una forma de obtener datos sobre sistemas remotos para su uso en variables de libro de jugadas.</text:p>
      <text:p text:style-name="P387"><text:span text:style-name="T388">Usualmente estos son descubiertos automáticamente por el módulo de </text:span><text:span text:style-name="T389">configuración</text:span><text:span text:style-name="T390"> en Ansible. Los usuarios también pueden escribir módulos de hechos personalizados, como se describe en la guía de la API. Sin embargo, ¿qué sucede si desea tener una manera simple de proporcionar datos proporcionados por el sistema o por el usuario para su uso en variables Ansible, sin escribir un módulo de hechos?</text:span></text:p>
      <text:soft-page-break/>
      <text:p text:style-name="P391">Por ejemplo, ¿qué sucede si desea que los usuarios puedan controlar algún aspecto sobre cómo se gestionan sus sistemas? "Facts.d" es uno de esos mecanismos.</text:p>
      <text:p text:style-name="P392">Nota</text:p>
      <text:p text:style-name="P393">Tal vez "hechos locales" es un nombre poco apropiado, significa "valores de usuario suministrados localmente" en lugar de "valores de usuario suministrados centralmente", o qué hechos son: "valores determinados localmente dinámicamente".</text:p>
      <text:p text:style-name="P394"><text:span text:style-name="T395">Si un sistema gestionado de forma remota tiene un directorio </text:span><text:span text:style-name="T396">/etc/ansible/facts.d</text:span><text:span text:style-name="T397"> , cualquier archivo en este directorio que termine en </text:span><text:span text:style-name="T398">.fact</text:span><text:span text:style-name="T399"> , puede ser JSON, INI o archivos ejecutables que devuelvan JSON, y estos pueden proporcionar datos locales en Ansible. Se puede especificar un directorio alternativo usando la directiva de reproducción de </text:span><text:span text:style-name="T400">fact_path</text:span><text:span text:style-name="T401"> .</text:span></text:p>
      <text:p text:style-name="P402"><text:span text:style-name="T403">Por ejemplo, asuma un </text:span><text:span text:style-name="T404">/etc/ansible/facts.d/preferences.fact</text:span><text:span text:style-name="T405"> :</text:span></text:p>
      <text:p text:style-name="P406"><text:span text:style-name="T407">[general]</text:span></text:p>
      <text:p text:style-name="P408"><text:span text:style-name="T409">asdf=</text:span><text:span text:style-name="T410">1</text:span></text:p>
      <text:p text:style-name="P411"><text:span text:style-name="T412">bar=</text:span><text:span text:style-name="T413">2</text:span></text:p>
      <text:p text:style-name="P414"><text:span text:style-name="T415">Esto producirá un hecho de variable hash llamado </text:span><text:span text:style-name="T416">general</text:span><text:span text:style-name="T417"> con </text:span><text:span text:style-name="T418">asdf</text:span><text:span text:style-name="T419"> y </text:span><text:span text:style-name="T420">bar</text:span><text:span text:style-name="T421"> como miembros. Para validar esto, ejecute lo siguiente:</text:span></text:p>
      <text:p text:style-name="P422"><text:span text:style-name="T423">ansible</text:span><text:span text:style-name="T424"><text:s/>&lt;hostname&gt; -m setup -a<text:s/></text:span><text:span text:style-name="T425">"filter=ansible_local"</text:span></text:p>
      <text:p text:style-name="P426">Y verá el siguiente hecho agregado:</text:p>
      <text:p text:style-name="P427"><text:span text:style-name="T428">"ansible_local"</text:span><text:span text:style-name="T429">: {</text:span></text:p>
      <text:p text:style-name="P430"><text:span text:style-name="T431"><text:s text:c="8"/></text:span><text:span text:style-name="T432">"preferences"</text:span><text:span text:style-name="T433">: {</text:span></text:p>
      <text:p text:style-name="P434"><text:span text:style-name="T435"><text:s text:c="12"/></text:span><text:span text:style-name="T436">"general"</text:span><text:span text:style-name="T437">: {</text:span></text:p>
      <text:p text:style-name="P438"><text:span text:style-name="T439"><text:s text:c="16"/></text:span><text:span text:style-name="T440">"asdf"</text:span><text:span text:style-name="T441"><text:s/>:<text:s/></text:span><text:span text:style-name="T442">"1"</text:span><text:span text:style-name="T443">,</text:span></text:p>
      <text:p text:style-name="P444"><text:span text:style-name="T445"><text:s text:c="16"/></text:span><text:span text:style-name="T446">"bar"</text:span><text:span text:style-name="T447"><text:s text:c="2"/>:<text:s/></text:span><text:span text:style-name="T448">"2"</text:span></text:p>
      <text:p text:style-name="P449"><text:s text:c="12"/>}</text:p>
      <text:p text:style-name="P450"><text:s text:c="8"/>}</text:p>
      <text:p text:style-name="P451"><text:s/>}</text:p>
      <text:p text:style-name="P452"><text:span text:style-name="T453">Y se puede acceder a estos datos en una </text:span><text:span text:style-name="T454">template/playbook</text:span><text:span text:style-name="T455"> como:</text:span></text:p>
      <text:p text:style-name="P456">{{ ansible_local.preferences.general.asdf }}</text:p>
      <text:p text:style-name="P457">El espacio de nombres local evita que cualquier hecho proporcionado por el usuario anule hechos o variables del sistema definidos en otra parte del libro de jugadas.</text:p>
      <text:soft-page-break/>
      <text:p text:style-name="P458">Nota</text:p>
      <text:p text:style-name="P459"><text:span text:style-name="T460">La parte clave de los pares clave = valor se convertirá en minúsculas dentro de la variable ansible_local. Utilizando el ejemplo anterior, si el archivo ini contenía </text:span><text:span text:style-name="T461">XYZ=3</text:span><text:span text:style-name="T462"> en la sección </text:span><text:span text:style-name="T463">[general]</text:span><text:span text:style-name="T464"> , entonces debe esperar acceder a él como: </text:span><text:span text:style-name="T465">{{ ansible_local.preferences.general.xyz }}</text:span><text:span text:style-name="T466"> y no </text:span><text:span text:style-name="T467">{{ ansible_local.preferences.general.XYZ }}</text:span><text:span text:style-name="T468"> . Esto se debe a que Ansible usa </text:span><text:a xlink:href="https://docs.python.org/2/library/configparser.html" office:target-frame-name="_top" xlink:show="replace"><text:span text:style-name="T469">ConfigParser</text:span></text:a><text:span text:style-name="T470"> de Python, que pasa todos los nombres de opciones a través del método </text:span><text:a xlink:href="https://docs.python.org/2/library/configparser.html#ConfigParser.RawConfigParser.optionxform" office:target-frame-name="_top" xlink:show="replace"><text:span text:style-name="T471">optionxform</text:span></text:a><text:span text:style-name="T472"> y la implementación predeterminada de este método convierte los nombres de las opciones en minúsculas.</text:span></text:p>
      <text:p text:style-name="P473">Si tiene un libro de estrategias que está copiando un hecho personalizado y luego lo está ejecutando, hacer una llamada explícita para volver a ejecutar el módulo de configuración puede permitir que ese hecho se use durante esa jugada en particular. De lo contrario, estará disponible en la próxima jugada que reúna información de hechos. Aquí hay un ejemplo de cómo se vería eso:</text:p>
      <text:p text:style-name="P474">- hosts: webservers</text:p>
      <text:p text:style-name="P475"><text:s text:c="2"/>tasks:</text:p>
      <text:p text:style-name="P476"><text:span text:style-name="T477"><text:s text:c="4"/>- name:<text:s/></text:span><text:span text:style-name="T478">create</text:span><text:span text:style-name="T479"><text:s/></text:span><text:span text:style-name="T480">directory</text:span><text:span text:style-name="T481"><text:s/></text:span><text:span text:style-name="T482">for</text:span><text:span text:style-name="T483"><text:s/>ansible custom facts</text:span></text:p>
      <text:p text:style-name="P484"><text:span text:style-name="T485"><text:s text:c="6"/></text:span><text:span text:style-name="T486">file</text:span><text:span text:style-name="T487">: state=</text:span><text:span text:style-name="T488">directory</text:span><text:span text:style-name="T489"><text:s/>recurse=yes<text:s/></text:span><text:span text:style-name="T490">path</text:span><text:span text:style-name="T491">=/etc/ansible/facts.d</text:span></text:p>
      <text:p text:style-name="P492"><text:span text:style-name="T493"><text:s text:c="4"/>-<text:s/></text:span><text:span text:style-name="T494">name</text:span><text:span text:style-name="T495">:<text:s/></text:span><text:span text:style-name="T496">install</text:span><text:span text:style-name="T497"><text:s/>custom impi fact</text:span></text:p>
      <text:p text:style-name="P498"><text:s text:c="6"/>copy: src=ipmi.fact dest=/etc/ansible/facts.d</text:p>
      <text:p text:style-name="P499"><text:span text:style-name="T500"><text:s text:c="4"/>-<text:s/></text:span><text:span text:style-name="T501">name</text:span><text:span text:style-name="T502">: re-</text:span><text:span text:style-name="T503">read</text:span><text:span text:style-name="T504"><text:s/>facts<text:s/></text:span><text:span text:style-name="T505">after</text:span><text:span text:style-name="T506"><text:s/>adding custom fact</text:span></text:p>
      <text:p text:style-name="P507"><text:s text:c="6"/>setup: filter=ansible_local</text:p>
      <text:p text:style-name="P508">Sin embargo, en este patrón, también podría escribir un módulo de hechos, y quizás desee considerar esto como una opción.</text:p>
      <text:p text:style-name="P509">Versión Ansible</text:p>
      <text:p text:style-name="P510">Nuevo en la versión 1.8.</text:p>
      <text:p text:style-name="P511">Para adaptar el comportamiento del libro de jugadas a la versión específica de ansible, está disponible una variable ansible_version, con la siguiente estructura:</text:p>
      <text:p text:style-name="P512"><text:span text:style-name="T513">"ansible_version"</text:span><text:span text:style-name="T514">: {</text:span></text:p>
      <text:p text:style-name="P515"><text:span text:style-name="T516"><text:s text:c="4"/></text:span><text:span text:style-name="T517">"full"</text:span><text:span text:style-name="T518">:<text:s/></text:span><text:span text:style-name="T519">"2.0.0.2"</text:span><text:span text:style-name="T520">,</text:span></text:p>
      <text:p text:style-name="P521"><text:span text:style-name="T522"><text:s text:c="4"/></text:span><text:span text:style-name="T523">"major"</text:span><text:span text:style-name="T524">: 2,</text:span></text:p>
      <text:p text:style-name="P525"><text:span text:style-name="T526"><text:s text:c="4"/></text:span><text:span text:style-name="T527">"minor"</text:span><text:span text:style-name="T528">: 0,</text:span></text:p>
      <text:p text:style-name="P529"><text:span text:style-name="T530"><text:s text:c="4"/></text:span><text:span text:style-name="T531">"revision"</text:span><text:span text:style-name="T532">: 0,</text:span></text:p>
      <text:p text:style-name="P533"><text:span text:style-name="T534"><text:s text:c="4"/></text:span><text:span text:style-name="T535">"string"</text:span><text:span text:style-name="T536">:<text:s/></text:span><text:span text:style-name="T537">"2.0.0.2"</text:span></text:p>
      <text:p text:style-name="P538">}</text:p>
      <text:p text:style-name="P539">Almacenamiento en memoria caché</text:p>
      <text:p text:style-name="P540">Nuevo en la versión 1.8.</text:p>
      <text:soft-page-break/>
      <text:p text:style-name="P541">Como se muestra en otra parte de los documentos, es posible que un servidor haga referencia a las variables sobre otro, así:</text:p>
      <text:p text:style-name="P542"><text:span text:style-name="T543">{{ hostvars[</text:span><text:span text:style-name="T544">'asdf.example.com'</text:span><text:span text:style-name="T545">][</text:span><text:span text:style-name="T546">'ansible_os_family'</text:span><text:span text:style-name="T547">] }}</text:span></text:p>
      <text:p text:style-name="P548">Con el "Almacenamiento en memoria caché de datos" deshabilitado, para poder hacer esto, Ansible ya debe haber hablado con 'asdf.example.com' en la reproducción actual u otra jugada más arriba en el libro de estrategias. Esta es la configuración predeterminada de ansible.</text:p>
      <text:p text:style-name="P549">Para evitar esto, Ansible 1.8 permite la capacidad de guardar datos entre ejecuciones de libros de jugadas, pero esta característica debe habilitarse manualmente. ¿Por qué esto podría ser útil?</text:p>
      <text:p text:style-name="P550">Imagine, por ejemplo, una infraestructura muy grande con miles de hosts. El almacenamiento en caché de los hechos se puede configurar para que se ejecute todas las noches, pero la configuración de un pequeño conjunto de servidores puede ejecutarse ad-hoc o periódicamente a lo largo del día. Con el almacenamiento en caché de datos habilitado, no sería necesario "golpear" a todos los servidores para hacer referencia a variables e información sobre ellos.</text:p>
      <text:p text:style-name="P551">Con el almacenamiento en caché de datos habilitado, es posible que la máquina de un grupo haga referencia a variables sobre máquinas del otro grupo, a pesar de que no se han comunicado con la ejecución actual de / usr / bin / ansible-playbook.</text:p>
      <text:p text:style-name="P552"><text:span text:style-name="T553">Para beneficiarse de los datos almacenados en la memoria caché, querrá cambiar la configuración de </text:span><text:span text:style-name="T554">gathering</text:span><text:span text:style-name="T555"> a " </text:span><text:span text:style-name="T556">smart</text:span><text:span text:style-name="T557"> o " </text:span><text:span text:style-name="T558">explicit</text:span><text:span text:style-name="T559"> o establecer " </text:span><text:span text:style-name="T560">gather_facts</text:span><text:span text:style-name="T561"> a " </text:span><text:span text:style-name="T562">False</text:span><text:span text:style-name="T563"> en la mayoría de las reproducciones.</text:span></text:p>
      <text:p text:style-name="P564">Actualmente, Ansible se envía con dos complementos de caché persistentes: redis y jsonfile.</text:p>
      <text:p text:style-name="P565"><text:span text:style-name="T566">Para configurar el almacenamiento en memoria caché de hechos utilizando redis, habilítelo en </text:span><text:span text:style-name="T567">ansible.cfg</text:span><text:span text:style-name="T568"> siguiente manera:</text:span></text:p>
      <text:p text:style-name="P569"><text:span text:style-name="T570">[defaults]</text:span></text:p>
      <text:p text:style-name="P571">gathering = smart</text:p>
      <text:p text:style-name="P572">fact_caching = redis</text:p>
      <text:p text:style-name="P573"><text:span text:style-name="T574">fact_caching_timeout =<text:s/></text:span><text:span text:style-name="T575">86400</text:span></text:p>
      <text:p text:style-name="P576"><text:span text:style-name="T577"># seconds</text:span></text:p>
      <text:p text:style-name="P578">Para que la redis funcione, ejecute los comandos equivalentes del sistema operativo:</text:p>
      <text:p text:style-name="P579"><text:span text:style-name="T580">yum<text:s/></text:span><text:span text:style-name="T581">install redis</text:span></text:p>
      <text:soft-page-break/>
      <text:p text:style-name="P582"><text:span text:style-name="T583">service<text:s/></text:span><text:span text:style-name="T584">redis start</text:span></text:p>
      <text:p text:style-name="P585"><text:span text:style-name="T586">pip<text:s/></text:span><text:span text:style-name="T587">install redis</text:span></text:p>
      <text:p text:style-name="P588">Tenga en cuenta que la biblioteca Python redis debe instalarse desde pip, la versión empaquetada en EPEL es demasiado antigua para ser utilizada por Ansible.</text:p>
      <text:p text:style-name="P589">En las realizaciones actuales, esta característica está en estado de nivel beta y el complemento Redis no admite la configuración de puerto o contraseña, se espera que esto cambie en el futuro cercano.</text:p>
      <text:p text:style-name="P590"><text:span text:style-name="T591">Para configurar el almacenamiento en caché de hechos utilizando jsonfile, habilítelo en </text:span><text:span text:style-name="T592">ansible.cfg</text:span><text:span text:style-name="T593"> siguiente manera:</text:span></text:p>
      <text:p text:style-name="P594"><text:span text:style-name="T595">[defaults]</text:span></text:p>
      <text:p text:style-name="P596">gathering = smart</text:p>
      <text:p text:style-name="P597">fact_caching = jsonfile</text:p>
      <text:p text:style-name="P598">fact_caching_connection = /path/to/cachedir</text:p>
      <text:p text:style-name="P599"><text:span text:style-name="T600">fact_caching_timeout =<text:s/></text:span><text:span text:style-name="T601">86400</text:span></text:p>
      <text:p text:style-name="P602"><text:span text:style-name="T603"># seconds</text:span></text:p>
      <text:p text:style-name="P604"><text:span text:style-name="T605">fact_caching_connection</text:span><text:span text:style-name="T606"> es una ruta del sistema de archivos local a un directorio grabable (ansible intentará crear el directorio si no existe).</text:span></text:p>
      <text:p text:style-name="P607"><text:span text:style-name="T608">fact_caching_timeout</text:span><text:span text:style-name="T609"> es el número de segundos para almacenar en caché los hechos registrados.</text:span></text:p>
      <text:p text:style-name="P610">Variables registradas</text:p>
      <text:p text:style-name="P611"><text:span text:style-name="T612">Otro uso importante de las variables es ejecutar un comando y usar el resultado de ese comando para guardar el resultado en una variable. Los resultados variarán de un módulo a otro. El uso de </text:span><text:span text:style-name="T613">-v</text:span><text:span text:style-name="T614"> al ejecutar libros de jugadas mostrará valores posibles para los resultados.</text:span></text:p>
      <text:p text:style-name="P615"><text:span text:style-name="T616">El valor de una tarea que se ejecuta en ansible se puede guardar en una variable y usar más adelante. Vea algunos ejemplos de esto en el capítulo de </text:span><text:a office:title="Condicionales" xlink:href="https://code-examples.net/es/docs/ansible~2.4/playbooks_conditionals" office:target-frame-name="_top" xlink:show="replace"><text:span text:style-name="T617">Conditionals</text:span></text:a><text:span text:style-name="T618"> .</text:span></text:p>
      <text:p text:style-name="P619">Si bien se menciona en otro lugar en ese documento también, aquí hay un ejemplo de sintaxis rápida:</text:p>
      <text:p text:style-name="P620"><text:span text:style-name="T621">-</text:span><text:span text:style-name="T622"><text:s/></text:span><text:span text:style-name="T623">hosts: web_servers</text:span></text:p>
      <text:p text:style-name="P624"/>
      <text:p text:style-name="P625"><text:s text:c="2"/>tasks:</text:p>
      <text:p text:style-name="P626"/>
      <text:p text:style-name="P627"><text:span text:style-name="T628"><text:s text:c="5"/></text:span><text:span text:style-name="T629">-</text:span><text:span text:style-name="T630"><text:s/></text:span><text:span text:style-name="T631">shell: /usr/bin/foo</text:span></text:p>
      <text:p text:style-name="P632"><text:span text:style-name="T633"><text:s text:c="7"/>register:<text:s/></text:span><text:span text:style-name="T634">foo_result</text:span></text:p>
      <text:soft-page-break/>
      <text:p text:style-name="P635"><text:span text:style-name="T636"><text:s text:c="7"/>ignore_errors:<text:s/></text:span><text:span text:style-name="T637">True</text:span></text:p>
      <text:p text:style-name="P638"/>
      <text:p text:style-name="P639"><text:span text:style-name="T640"><text:s text:c="5"/></text:span><text:span text:style-name="T641">-</text:span><text:span text:style-name="T642"><text:s/></text:span><text:span text:style-name="T643">shell: /usr/bin/bar</text:span></text:p>
      <text:p text:style-name="P644"><text:span text:style-name="T645"><text:s text:c="7"/>when:<text:s/></text:span><text:span text:style-name="T646">foo_result.rc == 5</text:span></text:p>
      <text:p text:style-name="P647">Las variables registradas son válidas en el host el resto de la ejecución del libro de jugadas, que es la misma que la vida de los "hechos" en Ansible. Las variables registradas efectivamente son como hechos.</text:p>
      <text:p text:style-name="P648"><text:span text:style-name="T649">Al usar </text:span><text:span text:style-name="T650">register</text:span><text:span text:style-name="T651"> with a loop la estructura de datos colocada en la variable durante un ciclo, contendrá un atributo de </text:span><text:span text:style-name="T652">results</text:span><text:span text:style-name="T653"> , que es una lista de todas las respuestas del módulo. Para obtener un ejemplo más detallado de cómo funciona esto, consulte la sección </text:span><text:a xlink:href="https://code-examples.net/es/docs/ansible~2.4/playbooks_loops" office:target-frame-name="_top" xlink:show="replace"><text:span text:style-name="T654">Loops</text:span></text:a><text:span text:style-name="T655"> sobre cómo usar el registro con un bucle.</text:span></text:p>
      <text:p text:style-name="P656">Nota</text:p>
      <text:p text:style-name="P657">Si una tarea falla o se omite, la variable aún se registra con un estado de falla o omisión, la única forma de evitar el registro de una variable es usando etiquetas.</text:p>
      <text:p text:style-name="P658">Accediendo a datos variables complejos</text:p>
      <text:p text:style-name="P659">Ya hemos hablado de hechos un poco más arriba en la documentación.</text:p>
      <text:p text:style-name="P660"><text:span text:style-name="T661">Algunos hechos proporcionados, como la información de red, están disponibles como estructuras de datos anidados. Para acceder a ellos, un simple </text:span><text:span text:style-name="T662">{{ foo }}</text:span><text:span text:style-name="T663"> no es suficiente, pero aún así es fácil de hacer. Así es como obtenemos una dirección IP:</text:span></text:p>
      <text:p text:style-name="P664"><text:span text:style-name="T665">{{ ansible_eth0[</text:span><text:span text:style-name="T666">"ipv4"</text:span><text:span text:style-name="T667">][</text:span><text:span text:style-name="T668">"address"</text:span><text:span text:style-name="T669">] }}</text:span></text:p>
      <text:p text:style-name="P670">O alternativamente:</text:p>
      <text:p text:style-name="P671">{{ ansible_eth0.ipv4.address }}</text:p>
      <text:p text:style-name="P672">Del mismo modo, así es como accedemos al primer elemento de una matriz:</text:p>
      <text:p text:style-name="P673">{{ foo[0] }}</text:p>
      <text:p text:style-name="P674">Variables mágicas y cómo acceder a información sobre otros hosts</text:p>
      <text:p text:style-name="P675"><text:span text:style-name="T676">Incluso si no los definió usted mismo, Ansible le proporciona algunas variables automáticamente. Los más importantes de estos<text:s/></text:span><text:soft-page-break/><text:span text:style-name="T677">son </text:span><text:span text:style-name="T678">hostvars</text:span><text:span text:style-name="T679"> , </text:span><text:span text:style-name="T680">group_names</text:span><text:span text:style-name="T681"> y </text:span><text:span text:style-name="T682">groups</text:span><text:span text:style-name="T683"> . Los usuarios no deben usar estos nombres ya que están reservados. </text:span><text:span text:style-name="T684">environment</text:span><text:span text:style-name="T685"> también está reservado.</text:span></text:p>
      <text:p text:style-name="P686"><text:span text:style-name="T687">hostvars</text:span><text:span text:style-name="T688"> permite consultar las variables de otro host, incluidos los hechos que se han recopilado sobre ese host. Si, en este punto, aún no ha hablado con ese host en ninguna jugada del libro de jugadas o conjunto de libros de jugadas, aún puede obtener las variables, pero no podrá ver los hechos.</text:span></text:p>
      <text:p text:style-name="P689">Si su servidor de base de datos desea usar el valor de un 'hecho' de otro nodo o una variable de inventario asignada a otro nodo, es fácil hacerlo dentro de una plantilla o incluso una línea de acción:</text:p>
      <text:p text:style-name="P690"><text:span text:style-name="T691">{{ hostvars[</text:span><text:span text:style-name="T692">'test.example.com'</text:span><text:span text:style-name="T693">][</text:span><text:span text:style-name="T694">'ansible_distribution'</text:span><text:span text:style-name="T695">] }}</text:span></text:p>
      <text:p text:style-name="P696"><text:span text:style-name="T697">Además, </text:span><text:span text:style-name="T698">group_names</text:span><text:span text:style-name="T699"> es una lista (matriz) de todos los grupos en los que se encuentra el host actual. Esto se puede usar en plantillas que usan la sintaxis de Jinja2 para crear archivos fuente de plantillas que varían en función de la membresía (o rol) del grupo</text:span></text:p>
      <text:p text:style-name="P700"><text:span text:style-name="T701">{%<text:s/></text:span><text:span text:style-name="T702">if</text:span><text:span text:style-name="T703"><text:s/></text:span><text:span text:style-name="T704">'webserver'</text:span><text:span text:style-name="T705"><text:s/></text:span><text:span text:style-name="T706">in</text:span><text:span text:style-name="T707"><text:s/>group_names %}</text:span></text:p>
      <text:p text:style-name="P708"><text:span text:style-name="T709"><text:s text:c="3"/></text:span><text:span text:style-name="T710"># some part of a configuration file that only applies to webservers</text:span></text:p>
      <text:p text:style-name="P711">{% endif %}</text:p>
      <text:p text:style-name="P712"><text:span text:style-name="T713">groups</text:span><text:span text:style-name="T714"> es una lista de todos los grupos (y hosts) en el inventario. Esto se puede usar para enumerar todos los hosts dentro de un grupo. Por ejemplo:</text:span></text:p>
      <text:p text:style-name="P715"><text:span text:style-name="T716">{%<text:s/></text:span><text:span text:style-name="T717">for</text:span><text:span text:style-name="T718"><text:s/>host<text:s/></text:span><text:span text:style-name="T719">in</text:span><text:span text:style-name="T720"><text:s/>groups[</text:span><text:span text:style-name="T721">'app_servers'</text:span><text:span text:style-name="T722">] %}</text:span></text:p>
      <text:p text:style-name="P723"><text:span text:style-name="T724"><text:s text:c="3"/></text:span><text:span text:style-name="T725"># something that applies to all app servers.</text:span></text:p>
      <text:p text:style-name="P726">{% endfor %}</text:p>
      <text:p text:style-name="P727">Un modismo de uso frecuente es caminar un grupo para encontrar todas las direcciones IP en ese grupo</text:p>
      <text:p text:style-name="P728">{% for host in groups['app_servers'] %}</text:p>
      <text:p text:style-name="P729"><text:span text:style-name="T730"><text:s text:c="3"/>{{ hostvars[</text:span><text:span text:style-name="T731">host</text:span><text:span text:style-name="T732">][</text:span><text:span text:style-name="T733">'ansible_eth0'</text:span><text:span text:style-name="T734">][</text:span><text:span text:style-name="T735">'ipv4'</text:span><text:span text:style-name="T736">][</text:span><text:span text:style-name="T737">'address'</text:span><text:span text:style-name="T738">] }}</text:span></text:p>
      <text:p text:style-name="P739">{% endfor %}</text:p>
      <text:p text:style-name="P740">Un ejemplo de esto podría incluir apuntar un servidor proxy frontend a todos los servidores de aplicaciones, configurar las reglas de firewall correctas entre servidores, etc. Sin embargo, debe asegurarse de que los datos de esos hosts se hayan completado antes, por ejemplo ejecutando una jugada en su contra si los hechos no se han guardado en la memoria caché recientemente (el almacenamiento en caché de datos se agregó en Ansible 1.8).</text:p>
      <text:p text:style-name="P741"><text:span text:style-name="T742">Además, </text:span><text:span text:style-name="T743">inventory_hostname</text:span><text:span text:style-name="T744"> es el nombre del nombre de host configurado en el archivo de host de inventario de Ansible. Esto puede ser útil para cuando no desee confiar en el nombre de host descubierto </text:span><text:span text:style-name="T745">ansible_hostname</text:span><text:span text:style-name="T746"> o por otras<text:s/></text:span><text:soft-page-break/><text:span text:style-name="T747">razones misteriosas. Si tiene un FQDN largo, </text:span><text:span text:style-name="T748">inventory_hostname_short</text:span><text:span text:style-name="T749"> también contiene la parte hasta el primer período, sin el resto del dominio.</text:span></text:p>
      <text:p text:style-name="P750"><text:span text:style-name="T751">play_hosts</text:span><text:span text:style-name="T752"> ha quedado obsoleto en 2.2, era lo mismo que la nueva variable </text:span><text:span text:style-name="T753">ansible_play_batch</text:span><text:span text:style-name="T754"> .</text:span></text:p>
      <text:p text:style-name="P755">Nuevo en la versión 2.2.</text:p>
      <text:p text:style-name="P756"><text:span text:style-name="T757">ansible_play_hosts</text:span><text:span text:style-name="T758"> es la lista completa de todos los hosts aún activos en la jugada actual.</text:span></text:p>
      <text:p text:style-name="P759">Nuevo en la versión 2.2.</text:p>
      <text:p text:style-name="P760"><text:span text:style-name="T761">ansible_play_batch</text:span><text:span text:style-name="T762"> está disponible como una lista de nombres de host que están en el alcance del 'lote' actual de la obra. El tamaño del lote se define por </text:span><text:span text:style-name="T763">serial</text:span><text:span text:style-name="T764"> , cuando no está configurado es equivalente a toda la reproducción (lo que equivale a </text:span><text:span text:style-name="T765">ansible_play_hosts</text:span><text:span text:style-name="T766"> ).</text:span></text:p>
      <text:p text:style-name="P767">Nuevo en la versión 2.3.</text:p>
      <text:p text:style-name="P768"><text:span text:style-name="T769">ansible_playbook_python</text:span><text:span text:style-name="T770"> es la ruta al ejecutable de python utilizado para invocar la herramienta de línea de comandos de Ansible.</text:span></text:p>
      <text:p text:style-name="P771">Estos vars pueden ser útiles para completar plantillas con múltiples nombres de host o para insertar la lista en las reglas para un equilibrador de carga.</text:p>
      <text:p text:style-name="P772">No te preocupes por nada de esto a menos que creas que lo necesitas. Sabrás cuando lo hagas.</text:p>
      <text:p text:style-name="P773"><text:span text:style-name="T774">También disponible, </text:span><text:span text:style-name="T775">inventory_dir</text:span><text:span text:style-name="T776"> es la ruta de acceso del directorio que contiene el archivo de host de inventario de Ansible, </text:span><text:span text:style-name="T777">inventory_file</text:span><text:span text:style-name="T778"> es el nombre de ruta y el nombre de archivo que apunta al archivo de host de inventario de Ansible.</text:span></text:p>
      <text:p text:style-name="P779"><text:span text:style-name="T780">playbook_dir</text:span><text:span text:style-name="T781"> contiene el directorio base del libro de jugadas.</text:span></text:p>
      <text:p text:style-name="P782"><text:span text:style-name="T783">Luego tenemos </text:span><text:span text:style-name="T784">role_path</text:span><text:span text:style-name="T785"> que devolverá la ruta del rol actual (desde 1.8). Esto solo funcionará dentro de un rol.</text:span></text:p>
      <text:p text:style-name="P786"><text:span text:style-name="T787">Y finalmente, </text:span><text:span text:style-name="T788">ansible_check_mode</text:span><text:span text:style-name="T789"> (agregado en la versión 2.1), una variable mágica booleana que se establecerá en </text:span><text:span text:style-name="T790">True</text:span><text:span text:style-name="T791"> si ejecuta Ansible con </text:span><text:span text:style-name="T792">--check</text:span><text:span text:style-name="T793"> .</text:span></text:p>
      <text:p text:style-name="P794">Separación de archivos variables</text:p>
      <text:soft-page-break/>
      <text:p text:style-name="P795">Es una gran idea mantener tus libros de jugadas bajo el control de la fuente, pero es posible que desees hacer que la fuente del libro de jugadas sea pública mientras se mantienen privadas ciertas variables importantes. Del mismo modo, a veces es posible que desee mantener cierta información en diferentes archivos, lejos del libro de estrategias principal.</text:p>
      <text:p text:style-name="P796">Puede hacerlo utilizando un archivo de variables externas, o archivos, de la siguiente manera:</text:p>
      <text:p text:style-name="P797">---</text:p>
      <text:p text:style-name="P798"/>
      <text:p text:style-name="P799"><text:span text:style-name="T800">-</text:span><text:span text:style-name="T801"><text:s/></text:span><text:span text:style-name="T802">hosts: all</text:span></text:p>
      <text:p text:style-name="P803"><text:span text:style-name="T804"><text:s text:c="2"/>remote_user:<text:s/></text:span><text:span text:style-name="T805">root</text:span></text:p>
      <text:p text:style-name="P806"><text:s text:c="2"/>vars:</text:p>
      <text:p text:style-name="P807"><text:span text:style-name="T808"><text:s text:c="4"/>favcolor:<text:s/></text:span><text:span text:style-name="T809">blue</text:span></text:p>
      <text:p text:style-name="P810"><text:s text:c="2"/>vars_files:</text:p>
      <text:p text:style-name="P811"><text:span text:style-name="T812"><text:s text:c="4"/></text:span><text:span text:style-name="T813">-</text:span><text:span text:style-name="T814"><text:s/></text:span><text:span text:style-name="T815">/vars/external_vars.yml</text:span></text:p>
      <text:p text:style-name="P816"/>
      <text:p text:style-name="P817"><text:s text:c="2"/>tasks:</text:p>
      <text:p text:style-name="P818"/>
      <text:p text:style-name="P819"><text:span text:style-name="T820"><text:s text:c="2"/></text:span><text:span text:style-name="T821">-</text:span><text:span text:style-name="T822"><text:s/></text:span><text:span text:style-name="T823">name: this is just a placeholder</text:span></text:p>
      <text:p text:style-name="P824"><text:span text:style-name="T825"><text:s text:c="4"/>command:<text:s/></text:span><text:span text:style-name="T826">/bin/echo foo</text:span></text:p>
      <text:p text:style-name="P827">Esto elimina el riesgo de compartir datos confidenciales con otros cuando comparte su fuente de libro de jugadas con ellos.</text:p>
      <text:p text:style-name="P828">El contenido de cada archivo de variables es un diccionario YAML simple, como este:</text:p>
      <text:p text:style-name="P829">---</text:p>
      <text:p text:style-name="P830"><text:span text:style-name="T831"># in the above example, this would be vars/external_vars.yml</text:span></text:p>
      <text:p text:style-name="P832"><text:span text:style-name="T833">somevar: somevalue</text:span></text:p>
      <text:p text:style-name="P834"><text:span text:style-name="T835">password: magic</text:span></text:p>
      <text:p text:style-name="P836">Nota</text:p>
      <text:p text:style-name="P837"><text:span text:style-name="T838">También es posible mantener las variables por host y por grupo en archivos muy similares, esto se trata en </text:span><text:a office:title="Splitting Out Host and Group Specific Data" xlink:href="https://code-examples.net/es/docs/ansible~2.4/intro_inventory#splitting-out-vars" office:target-frame-name="_top" xlink:show="replace"><text:span text:style-name="T839">Splitting Out Host y Group Specific Data</text:span></text:a><text:span text:style-name="T840"> .</text:span></text:p>
      <text:p text:style-name="P841">Pasar variables en la línea de comando</text:p>
      <text:p text:style-name="P842"><text:span text:style-name="T843">Además de </text:span><text:span text:style-name="T844">vars_prompt</text:span><text:span text:style-name="T845"> y </text:span><text:span text:style-name="T846">vars_files</text:span><text:span text:style-name="T847"> , es posible enviar variables a través de la línea de comando de Ansible. Esto es particularmente útil cuando se escribe un libro de jugadas de lanzamiento genérico donde es posible que desee pasar la versión de la aplicación para implementar:</text:span></text:p>
      <text:p text:style-name="P848"><text:span text:style-name="T849">ansible</text:span><text:span text:style-name="T850">-playbook release.yml --extra-vars<text:s/></text:span><text:span text:style-name="T851">"version=1.23.45 other_variable=foo"</text:span></text:p>
      <text:soft-page-break/>
      <text:p text:style-name="P852">Esto es útil, entre otras cosas, para configurar el grupo de hosts o el usuario para el libro de jugadas.</text:p>
      <text:p text:style-name="P853">Ejemplo:</text:p>
      <text:p text:style-name="P854">---</text:p>
      <text:p text:style-name="P855"/>
      <text:p text:style-name="P856"><text:span text:style-name="T857">- hosts:<text:s/></text:span><text:span text:style-name="T858">'{{ hosts }}'</text:span></text:p>
      <text:p text:style-name="P859"><text:span text:style-name="T860"><text:s text:c="2"/>remote_user:<text:s/></text:span><text:span text:style-name="T861">'{{ user }}'</text:span></text:p>
      <text:p text:style-name="P862"/>
      <text:p text:style-name="P863"><text:s text:c="2"/>tasks:</text:p>
      <text:p text:style-name="P864"><text:s text:c="5"/>- ...</text:p>
      <text:p text:style-name="P865"/>
      <text:p text:style-name="P866"><text:span text:style-name="T867">ansible-playbook release.yml --extra-vars<text:s/></text:span><text:span text:style-name="T868">"hosts=vipers user=starbuck"</text:span></text:p>
      <text:p text:style-name="P869">A partir de Ansible 1.2, también puede pasar extravars como JSON citado, de la siguiente manera:</text:p>
      <text:p text:style-name="P870"><text:span text:style-name="T871">--extra-vars '{</text:span><text:span text:style-name="T872">"pacman"</text:span><text:span text:style-name="T873">:</text:span><text:span text:style-name="T874">"mrs"</text:span><text:span text:style-name="T875">,</text:span><text:span text:style-name="T876">"ghosts"</text:span><text:span text:style-name="T877">:[</text:span><text:span text:style-name="T878">"inky"</text:span><text:span text:style-name="T879">,</text:span><text:span text:style-name="T880">"pinky"</text:span><text:span text:style-name="T881">,</text:span><text:span text:style-name="T882">"clyde"</text:span><text:span text:style-name="T883">,</text:span><text:span text:style-name="T884">"sue"</text:span><text:span text:style-name="T885">]}'</text:span></text:p>
      <text:p text:style-name="P886"><text:span text:style-name="T887">El formulario </text:span><text:span text:style-name="T888">key=value</text:span><text:span text:style-name="T889"> es obviamente más simple, ¡pero está ahí si lo necesita!</text:span></text:p>
      <text:p text:style-name="P890">Nota</text:p>
      <text:p text:style-name="P891"><text:span text:style-name="T892">Los valores pasados ​​usando la sintaxis </text:span><text:span text:style-name="T893">key=value</text:span><text:span text:style-name="T894"> se interpretan como cadenas. Utilice el formato JSON si necesita pasar algo que no debe ser una cadena (Booleanos, enteros, flotantes, listas, etc.).</text:span></text:p>
      <text:p text:style-name="P895"><text:span text:style-name="T896">A partir de Ansible 1.3, los vars adicionales se pueden cargar desde un archivo JSON con la sintaxis </text:span><text:span text:style-name="T897">@</text:span><text:span text:style-name="T898"> :</text:span></text:p>
      <text:p text:style-name="P899"><text:span text:style-name="T900">--extra-vars</text:span><text:span text:style-name="T901"><text:s/>"@</text:span><text:span text:style-name="T902">some_file</text:span><text:span text:style-name="T903">.</text:span><text:span text:style-name="T904">json</text:span><text:span text:style-name="T905">"</text:span></text:p>
      <text:p text:style-name="P906">También a partir de Ansible 1.3, los vars extra se pueden formatear como YAML, ya sea en la línea de comandos o en un archivo como el anterior.</text:p>
      <text:p text:style-name="P907">Precedencia variable: ¿Dónde debería poner una variable?</text:p>
      <text:p text:style-name="P908">Mucha gente puede preguntar cómo las variables anulan a otras. En definitiva, es la filosofía de Ansible que es mejor saber dónde colocar una variable, y luego hay que pensar mucho menos.</text:p>
      <text:p text:style-name="P909">Evite definir la variable "x" en 47 lugares y luego haga la pregunta "¿Qué x usa?". ¿Por qué? Porque esa no es la filosofía Zen de Ansible de hacer las cosas.</text:p>
      <text:soft-page-break/>
      <text:p text:style-name="P910">Solo hay un edificio Empire State. Una Mona Lisa, etc. Averigüe dónde definir una variable y no la complique.</text:p>
      <text:p text:style-name="P911">Sin embargo, ¡sigamos adelante y salgamos del camino! Existe. Es algo real, y es posible que tengas un uso para eso.</text:p>
      <text:p text:style-name="P912">Si se definen múltiples variables del mismo nombre en diferentes lugares, se sobrescribirán en un orden determinado.</text:p>
      <text:p text:style-name="P913">Nota</text:p>
      <text:p text:style-name="P914"><text:span text:style-name="T915">Ansible 2.0 ha </text:span><text:span text:style-name="T916">ansible_ssh_user</text:span><text:span text:style-name="T917"> utilizar el "ssh" de </text:span><text:span text:style-name="T918">ansible_ssh_user</text:span><text:span text:style-name="T919"> , </text:span><text:span text:style-name="T920">ansible_ssh_host</text:span><text:span text:style-name="T921"> y </text:span><text:span text:style-name="T922">ansible_ssh_port</text:span><text:span text:style-name="T923"> para convertirse en </text:span><text:span text:style-name="T924">ansible_user</text:span><text:span text:style-name="T925"> , </text:span><text:span text:style-name="T926">ansible_host</text:span><text:span text:style-name="T927"> y </text:span><text:span text:style-name="T928">ansible_port</text:span><text:span text:style-name="T929"> . Si está utilizando una versión de Ansible anterior a la 2.0, debe continuar utilizando las variables de estilo anteriores ( </text:span><text:span text:style-name="T930">ansible_ssh_*</text:span><text:span text:style-name="T931"> ). Estas variables más cortas se ignoran, sin previo aviso, en versiones anteriores de Ansible.</text:span></text:p>
      <text:p text:style-name="P932">En 1.x, la precedencia es la siguiente (con la última priorización ganadora de las variables enumeradas):</text:p>
      <text:list text:style-name="LFO2" text:continue-numbering="true">
        <text:list-item>
          <text:p text:style-name="P933">"Roles predeterminados", que pierden prioridad en todo y son los más fácilmente anulados</text:p>
        </text:list-item>
        <text:list-item>
          <text:p text:style-name="P934">variables definidas en el inventario</text:p>
        </text:list-item>
        <text:list-item>
          <text:p text:style-name="P935">hechos descubiertos sobre un sistema</text:p>
        </text:list-item>
        <text:list-item>
          <text:p text:style-name="P936">"Casi todo lo demás" (interruptores de línea de comando, vars en juego, vars incluidos, vars de roles, etc.)</text:p>
        </text:list-item>
        <text:list-item>
          <text:p text:style-name="P937"><text:span text:style-name="T938">variables de conexión ( </text:span><text:span text:style-name="T939">ansible_user</text:span><text:span text:style-name="T940"> , etc.)</text:span></text:p>
        </text:list-item>
        <text:list-item>
          <text:p text:style-name="P941"><text:span text:style-name="T942">vars extra ( </text:span><text:span text:style-name="T943">-e</text:span><text:span text:style-name="T944"> en la línea de comando) siempre ganan</text:span></text:p>
        </text:list-item>
      </text:list>
      <text:p text:style-name="P945">Nota</text:p>
      <text:p text:style-name="P946">En versiones anteriores a 1.5.4, los hechos descubiertos sobre un sistema se encontraban en la categoría "más todo lo demás" anterior.</text:p>
      <text:p text:style-name="P947">En 2.x, hemos hecho que el orden de precedencia sea más específico (con la última priorización ganadora de las variables enumeradas):</text:p>
      <text:list text:style-name="LFO3" text:continue-numbering="true">
        <text:list-item>
          <text:p text:style-name="P948"><text:span text:style-name="T949">roles por defecto </text:span><text:a xlink:href="https://code-examples.net/es/docs/ansible~2.4/playbooks_variables#id10" office:target-frame-name="_top" xlink:show="replace"><text:span text:style-name="T950">[1]</text:span></text:a></text:p>
        </text:list-item>
        <text:list-item>
          <text:p text:style-name="P951"><text:span text:style-name="T952">archivo de inventario o grupo de script vars </text:span><text:a xlink:href="https://code-examples.net/es/docs/ansible~2.4/playbooks_variables#id11" office:target-frame-name="_top" xlink:show="replace"><text:span text:style-name="T953">[2]</text:span></text:a></text:p>
        </text:list-item>
        <text:list-item>
          <text:p text:style-name="P954">inventario group_vars / all</text:p>
        </text:list-item>
        <text:list-item>
          <text:p text:style-name="P955">playbook group_vars / todo</text:p>
        </text:list-item>
        <text:list-item>
          <text:p text:style-name="P956">inventario group_vars / *</text:p>
        </text:list-item>
        <text:list-item>
          <text:p text:style-name="P957">playbook group_vars / *</text:p>
        </text:list-item>
        <text:list-item>
          <text:p text:style-name="P958"><text:span text:style-name="T959">archivo de inventario o script host host </text:span><text:a xlink:href="https://code-examples.net/es/docs/ansible~2.4/playbooks_variables#id11" office:target-frame-name="_top" xlink:show="replace"><text:span text:style-name="T960">[2]</text:span></text:a></text:p>
        </text:list-item>
        <text:list-item>
          <text:p text:style-name="P961">inventario host_vars / *</text:p>
        </text:list-item>
        <text:list-item>
          <text:p text:style-name="P962">playbook host_vars / *</text:p>
        </text:list-item>
        <text:list-item>
          <text:p text:style-name="P963">datos del anfitrión</text:p>
        </text:list-item>
        <text:list-item>
          <text:p text:style-name="P964">jugar vars</text:p>
        </text:list-item>
        <text:list-item>
          <text:p text:style-name="P965">jugar vars_prompt</text:p>
        </text:list-item>
        <text:list-item>
          <text:p text:style-name="P966">jugar vars_files</text:p>
        </text:list-item>
        <text:list-item>
          <text:p text:style-name="P967">roles vars (definidos en role / vars / main.yml)</text:p>
        </text:list-item>
        <text:list-item>
          <text:p text:style-name="P968">block vars (solo para tareas en bloque)</text:p>
        </text:list-item>
        <text:list-item>
          <text:p text:style-name="P969">task vars (solo para la tarea)</text:p>
        </text:list-item>
        <text:list-item>
          <text:p text:style-name="P970">rol (e include_role) params</text:p>
        </text:list-item>
        <text:list-item>
          <text:p text:style-name="P971">incluir params</text:p>
        </text:list-item>
        <text:list-item>
          <text:p text:style-name="P972">include_vars</text:p>
        </text:list-item>
        <text:list-item>
          <text:p text:style-name="P973">set_facts / registered vars</text:p>
        </text:list-item>
        <text:list-item>
          <text:p text:style-name="P974">extra vars (siempre gana precedencia)</text:p>
        </text:list-item>
      </text:list>
      <text:p text:style-name="P975"><text:span text:style-name="T976">Básicamente, todo lo que entra en "valores predeterminados de función" (la carpeta predeterminada dentro de la función) es el más maleable y se reemplaza fácilmente. Cualquier cosa en el directorio vars de la función anula las versiones anteriores de esa variable en el espacio de nombres. La idea a seguir aquí es que cuanto más explícito sea su alcance, mayor será la prioridad con la línea de comando, siempre que ganen los extra vars. Las variables de host y / o inventario pueden ganar los valores por defecto de las </text:span><text:span text:style-name="T977">include_vars</text:span><text:span text:style-name="T978"> , pero no explícitos, como el directorio vars o una tarea </text:span><text:span text:style-name="T979">include_vars</text:span><text:span text:style-name="T980"> .</text:span></text:p>
      <text:p text:style-name="P981">Notas a pie de página</text:p>
      <table:table table:style-name="Table982">
        <table:table-columns>
          <table:table-column table:style-name="TableColumn983"/>
          <table:table-column table:style-name="TableColumn984"/>
        </table:table-columns>
        <table:table-row table:style-name="TableRow985">
          <table:table-cell table:style-name="TableCell986">
            <text:p text:style-name="P987"><text:a xlink:href="https://code-examples.net/es/docs/ansible~2.4/playbooks_variables#id7" office:target-frame-name="_top" xlink:show="replace"><text:span text:style-name="T988">[1]</text:span></text:a></text:p>
          </table:table-cell>
          <table:table-cell table:style-name="TableCell989">
            <text:p text:style-name="P990">Las tareas en cada función verán los valores predeterminados de su propia función. Las tareas definidas fuera de un rol verán los valores predeterminados del último rol.</text:p>
          </table:table-cell>
        </table:table-row>
      </table:table>
      <text:p text:style-name="P991"/>
      <table:table table:style-name="Table992">
        <table:table-columns>
          <table:table-column table:style-name="TableColumn993"/>
          <table:table-column table:style-name="TableColumn994"/>
        </table:table-columns>
        <table:table-row table:style-name="TableRow995">
          <table:table-cell table:style-name="TableCell996">
            <text:p text:style-name="P997">[2]</text:p>
          </table:table-cell>
          <table:table-cell table:style-name="TableCell998">
            <text:p text:style-name="P999"><text:span text:style-name="T1000">( </text:span><text:a xlink:href="https://code-examples.net/es/docs/ansible~2.4/playbooks_variables#id8" office:target-frame-name="_top" xlink:show="replace"><text:span text:style-name="T1001">1</text:span></text:a><text:span text:style-name="T1002"> , </text:span><text:a xlink:href="https://code-examples.net/es/docs/ansible~2.4/playbooks_variables#id9" office:target-frame-name="_top" xlink:show="replace"><text:span text:style-name="T1003">2</text:span></text:a><text:span text:style-name="T1004"> )</text:span><text:span text:style-name="T1005"> Variables definidas en el archivo de inventario o proporcionadas por el inventario dinámico.</text:span></text:p>
          </table:table-cell>
        </table:table-row>
      </table:table>
      <text:p text:style-name="P1006">Nota</text:p>
      <text:p text:style-name="P1007">Dentro de cualquier sección, redefinir una var sobrescribirá la instancia anterior. Si varios grupos tienen la misma variable, la última cargada gana. Si define una variable dos veces en la sección vars de una obra, gana la segunda.</text:p>
      <text:p text:style-name="P1008">Nota</text:p>
      <text:p text:style-name="P1009"><text:span text:style-name="T1010">el anterior describe la configuración predeterminada </text:span><text:span text:style-name="T1011">hash_behavior=replace</text:span><text:span text:style-name="T1012"> , cambia a 'merge' para sobrescribir solo parcialmente.</text:span></text:p>
      <text:soft-page-break/>
      <text:p text:style-name="P1013">Otra cosa importante a considerar (para todas las versiones) es que las variables de conexión anulan las opciones y directivas específicas de config, línea de comando y play / role / task. Por ejemplo:</text:p>
      <text:p text:style-name="P1014"><text:span text:style-name="T1015">ansible</text:span><text:span text:style-name="T1016"><text:s/>-u lola myhost</text:span></text:p>
      <text:p text:style-name="P1017"><text:span text:style-name="T1018">Esto todavía se conectará como </text:span><text:span text:style-name="T1019">ramon</text:span><text:span text:style-name="T1020"> porque </text:span><text:span text:style-name="T1021">ansible_ssh_user</text:span><text:span text:style-name="T1022"> está establecido en </text:span><text:span text:style-name="T1023">ramon</text:span><text:span text:style-name="T1024"> en el inventario para myhost. Para plays / tasks esto también es cierto para </text:span><text:span text:style-name="T1025">remote_user</text:span><text:span text:style-name="T1026"> :</text:span></text:p>
      <text:p text:style-name="P1027"><text:span text:style-name="T1028">-<text:s/></text:span><text:span text:style-name="T1029">hosts: myhost</text:span></text:p>
      <text:p text:style-name="P1030"><text:s text:c="2"/>tasks:</text:p>
      <text:p text:style-name="P1031"><text:span text:style-name="T1032"><text:s text:c="3"/>-<text:s/></text:span><text:span text:style-name="T1033">command: i'll connect as ramon still</text:span></text:p>
      <text:p text:style-name="P1034"><text:span text:style-name="T1035"><text:s text:c="5"/>remote_user: lola</text:span></text:p>
      <text:p text:style-name="P1036">Esto se hace para que la configuración específica del host pueda anular la configuración general. Estas variables normalmente se definen por host o grupo en el inventario, pero se comportan como otras variables. Si desea anular globalmente al usuario remoto (incluso sobre el inventario) puede usar variables adicionales:</text:p>
      <text:p text:style-name="P1037"><text:span text:style-name="T1038">ansible</text:span><text:span text:style-name="T1039">... -e<text:s/></text:span><text:span text:style-name="T1040">"ansible_user=&lt;user&gt;"</text:span></text:p>
      <text:p text:style-name="P1041">También puede anular como una variable normal en una jugada:</text:p>
      <text:p text:style-name="P1042"><text:span text:style-name="T1043">-</text:span><text:span text:style-name="T1044"><text:s/></text:span><text:span text:style-name="T1045">hosts: all</text:span></text:p>
      <text:p text:style-name="P1046"><text:s text:c="2"/>vars:</text:p>
      <text:p text:style-name="P1047"><text:span text:style-name="T1048"><text:s text:c="4"/>ansible_user:<text:s/></text:span><text:span text:style-name="T1049">lola</text:span></text:p>
      <text:p text:style-name="P1050"><text:s text:c="2"/>tasks:</text:p>
      <text:p text:style-name="P1051"><text:span text:style-name="T1052"><text:s text:c="4"/></text:span><text:span text:style-name="T1053">-</text:span><text:span text:style-name="T1054"><text:s/></text:span><text:span text:style-name="T1055">command: i'll connect as lola!</text:span></text:p>
      <text:p text:style-name="P1056">Ámbitos variables</text:p>
      <text:p text:style-name="P1057">Ansible tiene 3 ámbitos principales:</text:p>
      <text:list text:style-name="LFO4" text:continue-numbering="true">
        <text:list-item>
          <text:p text:style-name="P1058">Global: esto se establece mediante config, variables de entorno y la línea de comando</text:p>
        </text:list-item>
        <text:list-item>
          <text:p text:style-name="P1059">Reproducir: cada jugada y estructuras contenidas, entradas de vars (vars; vars_files; vars_prompt), roles predeterminados y vars.</text:p>
        </text:list-item>
        <text:list-item>
          <text:p text:style-name="P1060">Host: variables directamente asociadas a un host, como inventario, include_vars, facts o outputs de tareas registradas</text:p>
        </text:list-item>
      </text:list>
      <text:p text:style-name="P1061">Ejemplos de Variables</text:p>
      <text:p text:style-name="P1062">Eso parece un poco teórico. Vamos a mostrar algunos ejemplos y en los que elegirías ponerlos según el tipo de control que desees sobre los valores.</text:p>
      <text:soft-page-break/>
      <text:p text:style-name="P1063">En primer lugar, las variables de grupo son muy poderosas.</text:p>
      <text:p text:style-name="P1064"><text:span text:style-name="T1065">Los valores predeterminados del sitio se deben definir como una </text:span><text:span text:style-name="T1066">group_vars/all</text:span><text:span text:style-name="T1067"> . Las variables de grupo generalmente se colocan junto a su archivo de inventario. También pueden ser devueltos por un script de inventario dinámico (ver </text:span><text:a office:title="Dynamic Inventory" xlink:href="https://code-examples.net/es/docs/ansible~2.4/intro_dynamic_inventory" office:target-frame-name="_top" xlink:show="replace"><text:span text:style-name="T1068">Inventario dinámico</text:span></text:a><text:span text:style-name="T1069"> ) o definidos en cosas como </text:span><text:a xlink:href="https://docs.ansible.com/ansible/2.4/tower.html" office:target-frame-name="_top" xlink:show="replace"><text:span text:style-name="T1070">Ansible Tower</text:span></text:a><text:span text:style-name="T1071"> desde la interfaz de usuario o la API:</text:span></text:p>
      <text:p text:style-name="P1072">---</text:p>
      <text:p text:style-name="P1073"><text:span text:style-name="T1074"># file: /etc/ansible/group_vars/all</text:span></text:p>
      <text:p text:style-name="P1075"><text:span text:style-name="T1076"># this is the site wide default</text:span></text:p>
      <text:p text:style-name="P1077"><text:span text:style-name="T1078">ntp_server:<text:s/></text:span><text:span text:style-name="T1079">default</text:span><text:span text:style-name="T1080">-time.example.com</text:span></text:p>
      <text:p text:style-name="P1081"><text:span text:style-name="T1082">La información regional se puede definir en una variable </text:span><text:span text:style-name="T1083">group_vars/region</text:span><text:span text:style-name="T1084"> . Si este grupo es hijo del grupo </text:span><text:span text:style-name="T1085">all</text:span><text:span text:style-name="T1086"> (que es, porque todos los grupos lo son), anulará el grupo que esté más arriba y más general:</text:span></text:p>
      <text:p text:style-name="P1087">---</text:p>
      <text:p text:style-name="P1088"><text:span text:style-name="T1089"># file: /etc/ansible/group_vars/boston</text:span></text:p>
      <text:p text:style-name="P1090"><text:span text:style-name="T1091">ntp_server: boston-time.example.com</text:span></text:p>
      <text:p text:style-name="P1092">Si por algún motivo loco quisiéramos decirle a un host específico que use un servidor NTP específico, ¡entonces anularía la variable de grupo !:</text:p>
      <text:p text:style-name="P1093">---</text:p>
      <text:p text:style-name="P1094"><text:span text:style-name="T1095"># file: /etc/ansible/host_vars/xyz.boston.example.com</text:span></text:p>
      <text:p text:style-name="P1096"><text:span text:style-name="T1097">ntp_server:<text:s/></text:span><text:span text:style-name="T1098">override</text:span><text:span text:style-name="T1099">.example.com</text:span></text:p>
      <text:p text:style-name="P1100">Eso cubre el inventario y lo que normalmente se establecería allí. Es un gran lugar para las cosas que tienen que ver con la geografía o el comportamiento. Dado que los grupos son frecuentemente la entidad que mapea los roles en los hosts, a veces es un atajo para establecer variables en el grupo en lugar de definirlas en un rol. Podrías ir de cualquier manera.</text:p>
      <text:p text:style-name="P1101">Recuerde: los grupos secundarios anulan los grupos principales y los hosts siempre anulan sus grupos.</text:p>
      <text:p text:style-name="P1102">Siguiente: aprender sobre la precedencia de las variables de rol.</text:p>
      <text:p text:style-name="P1103">Asumiremos que estás usando roles en este punto. Deberías estar usando roles para seguro. Los roles son geniales Estás usando roles ¿no? Pista Pista.</text:p>
      <text:p text:style-name="P1104"><text:span text:style-name="T1105">De acuerdo, entonces, si está escribiendo una función redistribuible con valores predeterminados razonables, </text:span><text:span text:style-name="T1106">roles/x/defaults/main.yml</text:span><text:span text:style-name="T1107"> archivo </text:span><text:span text:style-name="T1108">roles/x/defaults/main.yml</text:span><text:span text:style-name="T1109"> . Esto significa que la función traerá un valor predeterminado, pero CUALQUIER<text:s/></text:span><text:soft-page-break/><text:span text:style-name="T1110">COSA en Ansible lo anulará. Es solo un defecto. Es por eso que dice "por defecto" :) Ver </text:span><text:a xlink:href="https://code-examples.net/es/docs/ansible~2.4/playbooks_reuse_roles" office:target-frame-name="_top" xlink:show="replace"><text:span text:style-name="T1111">Roles</text:span></text:a><text:span text:style-name="T1112"> para más información sobre esto:</text:span></text:p>
      <text:p text:style-name="P1113">---</text:p>
      <text:p text:style-name="P1114"><text:span text:style-name="T1115"># file: roles/x/defaults/main.yml</text:span></text:p>
      <text:p text:style-name="P1116"><text:span text:style-name="T1117"># if not overridden in inventory or as a parameter, this is the value that will be used</text:span></text:p>
      <text:p text:style-name="P1118"><text:span text:style-name="T1119">http_port: 80</text:span></text:p>
      <text:p text:style-name="P1120"><text:span text:style-name="T1121">Si está escribiendo un rol y quiere asegurarse de que el valor en el rol se use absolutamente en ese rol, y el inventario no lo invalidará, debe ponerlo en </text:span><text:span text:style-name="T1122">roles/x/vars/main.yml</text:span><text:span text:style-name="T1123"> como tal, y los valores de inventario no pueden anularlo. </text:span><text:span text:style-name="T1124">-e</text:span><text:span text:style-name="T1125"> sin embargo, todavía lo hará:</text:span></text:p>
      <text:p text:style-name="P1126">---</text:p>
      <text:p text:style-name="P1127"><text:span text:style-name="T1128"># file: roles/x/vars/main.yml</text:span></text:p>
      <text:p text:style-name="P1129"><text:span text:style-name="T1130"># this will absolutely be used in this role</text:span></text:p>
      <text:p text:style-name="P1131"><text:span text:style-name="T1132">http_port: 80</text:span></text:p>
      <text:p text:style-name="P1133">Por lo tanto, lo anterior es una excelente manera de insertar constantes sobre el rol que siempre son verdaderas. Si no comparte su rol con otros, comportamientos específicos de aplicaciones como puertos está bien para poner aquí. Pero si comparte roles con otros, poner variables aquí podría ser malo. Nadie podrá anularlos con el inventario, pero aún pueden pasar un parámetro al rol.</text:p>
      <text:p text:style-name="P1134">Los roles parametrizados son útiles.</text:p>
      <text:p text:style-name="P1135">Si está utilizando un rol y desea anular un valor predeterminado, páselo como un parámetro al rol de la siguiente manera:</text:p>
      <text:p text:style-name="P1136"><text:span text:style-name="T1137">roles</text:span><text:span text:style-name="T1138">:</text:span></text:p>
      <text:p text:style-name="P1139"><text:span text:style-name="T1140"><text:s text:c="3"/></text:span><text:span text:style-name="T1141">-</text:span><text:span text:style-name="T1142"><text:s/>{<text:s/></text:span><text:span text:style-name="T1143">role</text:span><text:span text:style-name="T1144">: apache, http_port:<text:s/></text:span><text:span text:style-name="T1145">8080</text:span><text:span text:style-name="T1146"><text:s/>}</text:span></text:p>
      <text:p text:style-name="P1147">Esto deja en claro para el lector del libro de jugadas que ha tomado la decisión consciente de anular algunos valores predeterminados en el rol, o de pasarle una configuración que el rol no puede asumir por sí mismo. También le permite pasar algo específico del sitio que no es realmente parte del rol que comparte con los demás.</text:p>
      <text:p text:style-name="P1148">A menudo, esto se puede usar para cosas que pueden aplicarse a algunos hosts varias veces, de esta manera:</text:p>
      <text:p text:style-name="P1149"><text:span text:style-name="T1150">roles</text:span><text:span text:style-name="T1151">:</text:span></text:p>
      <text:p text:style-name="P1152"><text:span text:style-name="T1153"><text:s text:c="3"/></text:span><text:span text:style-name="T1154">-</text:span><text:span text:style-name="T1155"><text:s/>{<text:s/></text:span><text:span text:style-name="T1156">role</text:span><text:span text:style-name="T1157">: app_user, name: Ian <text:s text:c="3"/>}</text:span></text:p>
      <text:p text:style-name="P1158"><text:span text:style-name="T1159"><text:s text:c="3"/></text:span><text:span text:style-name="T1160">-</text:span><text:span text:style-name="T1161"><text:s/>{<text:s/></text:span><text:span text:style-name="T1162">role</text:span><text:span text:style-name="T1163">: app_user, name: Terry <text:s/>}</text:span></text:p>
      <text:p text:style-name="P1164"><text:span text:style-name="T1165"><text:s text:c="3"/></text:span><text:span text:style-name="T1166">-</text:span><text:span text:style-name="T1167"><text:s/>{<text:s/></text:span><text:span text:style-name="T1168">role</text:span><text:span text:style-name="T1169">: app_user, name: Graham }</text:span></text:p>
      <text:p text:style-name="P1170"><text:span text:style-name="T1171"><text:s text:c="3"/></text:span><text:span text:style-name="T1172">-</text:span><text:span text:style-name="T1173"><text:s/>{<text:s/></text:span><text:span text:style-name="T1174">role</text:span><text:span text:style-name="T1175">: app_user, name: John <text:s text:c="2"/>}</text:span></text:p>
      <text:soft-page-break/>
      <text:p text:style-name="P1176">Eso es un poco arbitrario, pero puede ver cómo se invocó el mismo rol varias veces. En ese ejemplo, es bastante probable que no haya un valor predeterminado para 'nombre' proporcionado. Ansible puede gritarte cuando las variables no están definidas, de hecho es el comportamiento predeterminado.</text:p>
      <text:p text:style-name="P1177">Entonces eso es un poco sobre roles.</text:p>
      <text:p text:style-name="P1178">Hay algunas cosas extra que siguen con los roles.</text:p>
      <text:p text:style-name="P1179"><text:span text:style-name="T1180">En general, las variables establecidas en un rol están disponibles para otros. Esto significa que si tiene </text:span><text:span text:style-name="T1181">roles/common/vars/main.yml</text:span><text:span text:style-name="T1182"> puede establecer variables allí y hacer uso de ellas en otros roles y en cualquier otro lugar de su libro de estrategias:</text:span></text:p>
      <text:p text:style-name="P1183"><text:span text:style-name="T1184">roles</text:span><text:span text:style-name="T1185">:</text:span></text:p>
      <text:p text:style-name="P1186"><text:span text:style-name="T1187"><text:s text:c="3"/></text:span><text:span text:style-name="T1188">-</text:span><text:span text:style-name="T1189"><text:s/>{<text:s/></text:span><text:span text:style-name="T1190">role</text:span><text:span text:style-name="T1191">: common_settings }</text:span></text:p>
      <text:p text:style-name="P1192"><text:span text:style-name="T1193"><text:s text:c="3"/></text:span><text:span text:style-name="T1194">-</text:span><text:span text:style-name="T1195"><text:s/>{<text:s/></text:span><text:span text:style-name="T1196">role</text:span><text:span text:style-name="T1197">: something, foo:<text:s/></text:span><text:span text:style-name="T1198">12</text:span><text:span text:style-name="T1199"><text:s/>}</text:span></text:p>
      <text:p text:style-name="P1200"><text:span text:style-name="T1201"><text:s text:c="3"/></text:span><text:span text:style-name="T1202">-</text:span><text:span text:style-name="T1203"><text:s/>{<text:s/></text:span><text:span text:style-name="T1204">role</text:span><text:span text:style-name="T1205">: something_else }</text:span></text:p>
      <text:p text:style-name="P1206">Nota</text:p>
      <text:p text:style-name="P1207">Existen algunas protecciones para evitar la necesidad de variables de espacio de nombres. En lo anterior, las variables definidas en common_settings están definitivamente disponibles para las tareas 'something' y 'something_else', pero si se garantiza que "something's" tiene foo establecido en 12, incluso si en algún lugar profundo en las configuraciones comunes establece foo en 20.</text:p>
      <text:p text:style-name="P1208"><text:span text:style-name="T1209">Entonces, esa es la precedencia, explicada de una manera más directa. No se preocupe por la precedencia, solo piense si su rol define una variable que es un valor predeterminado, o una variable "en vivo" que definitivamente desea usar. El inventario se encuentra en precedencia justo en el medio, y si desea anular por la fuerza algo, use </text:span><text:span text:style-name="T1210">-e</text:span><text:span text:style-name="T1211"> .</text:span></text:p>
      <text:p text:style-name="P1212"><text:span text:style-name="T1213">Si le resulta un poco difícil de entender, eche un vistazo al repositorio </text:span><text:a xlink:href="https://github.com/ansible/ansible-examples" office:target-frame-name="_top" xlink:show="replace"><text:span text:style-name="T1214">ansible-examples</text:span></text:a><text:span text:style-name="T1215"> en nuestro github para conocer un poco más sobre cómo todas estas cosas pueden funcionar juntas.</text:span></text:p>
      <text:p text:style-name="P1216">Sintaxis avanzada</text:p>
      <text:p text:style-name="P1217"><text:span text:style-name="T1218">Para obtener información sobre la sintaxis de YAML avanzada utilizada para declarar variables y tener más control sobre los datos colocados en archivos YAML utilizados por Ansible, consulte la </text:span><text:a office:title="Advanced Syntax" xlink:href="https://code-examples.net/es/docs/ansible~2.4/playbooks_advanced_syntax" office:target-frame-name="_top" xlink:show="replace"><text:span text:style-name="T1219">sintaxis avanzada</text:span></text:a><text:span text:style-name="T1220"> .</text:span></text:p>
      <text:p text:style-name="P1221">Ver también</text:p>
      <text:p text:style-name="P1222"><text:a xlink:href="https://code-examples.net/es/docs/ansible~2.4/playbooks" office:target-frame-name="_top" xlink:show="replace"><text:span text:style-name="T1223">Playbooks</text:span></text:a></text:p>
      <text:p text:style-name="P1224">Una introducción a los libros de jugadas</text:p>
      <text:p text:style-name="P1225"><text:a office:title="Condicionales" xlink:href="https://code-examples.net/es/docs/ansible~2.4/playbooks_conditionals" office:target-frame-name="_top" xlink:show="replace"><text:span text:style-name="T1226">Conditionals</text:span></text:a></text:p>
      <text:p text:style-name="P1227">Declaraciones condicionales en libros de jugadas</text:p>
      <text:p text:style-name="P1228"><text:a office:title="Filtros" xlink:href="https://code-examples.net/es/docs/ansible~2.4/playbooks_filters" office:target-frame-name="_top" xlink:show="replace"><text:span text:style-name="T1229">Filters</text:span></text:a></text:p>
      <text:p text:style-name="P1230">Filtros Jinja2 y sus usos</text:p>
      <text:p text:style-name="P1231"><text:a office:title="Bucles" xlink:href="https://code-examples.net/es/docs/ansible~2.4/playbooks_loops" office:target-frame-name="_top" xlink:show="replace"><text:span text:style-name="T1232">Loops</text:span></text:a></text:p>
      <text:p text:style-name="P1233">Looping en libros de jugadas</text:p>
      <text:p text:style-name="P1234"><text:a xlink:href="https://code-examples.net/es/docs/ansible~2.4/playbooks_reuse_roles" office:target-frame-name="_top" xlink:show="replace"><text:span text:style-name="T1235">Roles</text:span></text:a></text:p>
      <text:p text:style-name="P1236">Organización de Playbook por roles</text:p>
      <text:p text:style-name="P1237"><text:a office:title="Best Practices" xlink:href="https://code-examples.net/es/docs/ansible~2.4/playbooks_best_practices" office:target-frame-name="_top" xlink:show="replace"><text:span text:style-name="T1238">Mejores prácticas</text:span></text:a></text:p>
      <text:p text:style-name="P1239">Mejores prácticas en libros de jugadas</text:p>
      <text:p text:style-name="P1240"><text:a office:title="User Mailing List" xlink:href="https://groups.google.com/group/ansible-devel" office:target-frame-name="_top" xlink:show="replace"><text:span text:style-name="T1241">Lista de correo de usuario</text:span></text:a></text:p>
      <text:p text:style-name="P1242">¿Tengo una pregunta? Pase por el grupo de google!</text:p>
      <text:p text:style-name="P1243"><text:a xlink:href="http://irc.freenode.net/" office:target-frame-name="_top" xlink:show="replace"><text:span text:style-name="T1244">irc.freenode.net</text:span></text:a></text:p>
      <text:p text:style-name="P1245">#ansible canal de chat IRC</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AR"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AR"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AR"/>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AR"/>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d" style:display-name="std"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A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s" style:country-asian="AR"/>
    </style:style>
    <style:style style:name="hljs-attr" style:display-name="hljs-attr" style:family="text" style:parent-style-name="DefaultParagraphFont"/>
    <style:style style:name="hljs-string" style:display-name="hljs-string" style:family="text" style:parent-style-name="DefaultParagraphFont"/>
    <style:style style:name="hljs-selector-tag" style:display-name="hljs-selector-tag" style:family="text" style:parent-style-name="DefaultParagraphFont"/>
    <style:style style:name="hljs-selector-attr" style:display-name="hljs-selector-attr" style:family="text" style:parent-style-name="DefaultParagraphFont"/>
    <style:style style:name="hljs-selector-class" style:display-name="hljs-selector-class" style:family="text" style:parent-style-name="DefaultParagraphFont"/>
    <style:style style:name="hljs-meta" style:display-name="hljs-meta" style:family="text" style:parent-style-name="DefaultParagraphFont"/>
    <style:style style:name="doc" style:display-name="doc" style:family="text" style:parent-style-name="DefaultParagraphFont"/>
    <style:style style:name="hljs-keyword" style:display-name="hljs-keyword" style:family="text" style:parent-style-name="DefaultParagraphFont"/>
    <style:style style:name="first" style:display-name="firs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last" style:display-name="las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hljs-attribute" style:display-name="hljs-attribute" style:family="text" style:parent-style-name="DefaultParagraphFont"/>
    <style:style style:name="hljs-literal" style:display-name="hljs-literal" style:family="text" style:parent-style-name="DefaultParagraphFont"/>
    <style:style style:name="versionmodified" style:display-name="versionmodified" style:family="text" style:parent-style-name="DefaultParagraphFont"/>
    <style:style style:name="hljs-section" style:display-name="hljs-section" style:family="text" style:parent-style-name="DefaultParagraphFont"/>
    <style:style style:name="hljs-number" style:display-name="hljs-number" style:family="text" style:parent-style-name="DefaultParagraphFont"/>
    <style:style style:name="hljs-symbol" style:display-name="hljs-symbol" style:family="text" style:parent-style-name="DefaultParagraphFont"/>
    <style:style style:name="hljs-comment" style:display-name="hljs-comment" style:family="text" style:parent-style-name="DefaultParagraphFont"/>
    <style:style style:name="hljs-bullet" style:display-name="hljs-bullet" style:family="text" style:parent-style-name="DefaultParagraphFont"/>
    <style:style style:name="hljs-code" style:display-name="hljs-cod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etraro, Gabriel Hernan</meta:initial-creator>
    <dc:creator>Cetraro, Gabriel Hernan</dc:creator>
    <meta:creation-date>2019-10-04T15:00:00Z</meta:creation-date>
    <dc:date>2019-10-04T15:00:00Z</dc:date>
    <meta:template xlink:href="Normal.dotm" xlink:type="simple"/>
    <meta:editing-cycles>2</meta:editing-cycles>
    <meta:editing-duration>PT0S</meta:editing-duration>
    <meta:document-statistic meta:page-count="22" meta:paragraph-count="84" meta:word-count="6542" meta:character-count="42444" meta:row-count="299" meta:non-whitespace-character-count="35986"/>
  </office:meta>
</office:document-meta>
</file>